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099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2.958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LO-Normal">
      <style:paragraph-properties fo:margin-left="0cm" fo:margin-right="0.037cm" fo:margin-top="0cm" fo:margin-bottom="0cm" loext:contextual-spacing="false" fo:line-height="106%" fo:text-align="center" style:justify-single-word="false" fo:text-indent="0cm" style:auto-text-indent="false"/>
      <style:text-properties fo:font-size="12pt" style:font-name-asian="Calibri" style:font-size-asian="12pt" style:font-name-complex="Calibri"/>
    </style:style>
    <style:style style:name="P6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7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8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9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7.103cm"/>
        </style:tab-stops>
      </style:paragraph-properties>
      <style:text-properties style:font-name="Times New Roman" fo:font-size="13pt" style:font-size-asian="13pt" style:font-size-complex="13pt"/>
    </style:style>
    <style:style style:name="P10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style:font-size-asian="13pt" style:font-size-complex="13pt"/>
    </style:style>
    <style:style style:name="P11" style:family="paragraph" style:parent-style-name="LO-Normal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330099"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12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13" style:family="paragraph" style:parent-style-name="Preformatted_20_Text">
      <style:paragraph-properties fo:margin-left="0cm" fo:margin-right="0.3cm" fo:margin-top="0cm" fo:margin-bottom="0.055cm" loext:contextual-spacing="false" fo:line-height="0.882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4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5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16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size-asian="13pt" style:font-weight-asian="bold" style:font-size-complex="13pt"/>
    </style:style>
    <style:style style:name="P17" style:family="paragraph" style:parent-style-name="Standard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7779bb" style:font-name="Times New Roman" fo:font-size="13pt" fo:language="en" fo:country="US" fo:font-weight="bold" style:font-size-asian="13pt" style:font-weight-asian="bold" style:font-size-complex="13pt"/>
    </style:style>
    <style:style style:name="P18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color="#00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9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color="#000000" style:font-name="Times New Roman" fo:font-size="13pt" style:font-name-asian="Times New Roman1" style:font-size-asian="13pt" style:font-name-complex="Times New Roman1" style:font-size-complex="13pt"/>
    </style:style>
    <style:style style:name="P20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1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0707c" officeooo:paragraph-rsid="0010707c" style:font-size-asian="13pt" style:font-size-complex="13pt"/>
    </style:style>
    <style:style style:name="P22" style:family="paragraph" style:parent-style-name="Standard">
      <style:paragraph-properties fo:margin-left="0cm" fo:margin-right="0.3cm" fo:margin-top="0cm" fo:margin-bottom="0.055cm" loext:contextual-spacing="false" fo:line-height="100%" fo:text-indent="1cm" style:auto-text-indent="false">
        <style:tab-stops>
          <style:tab-stop style:position="0cm"/>
        </style:tab-stops>
      </style:paragraph-properties>
      <style:text-properties fo:color="#40015a" style:font-name="Times New Roman" fo:font-size="13pt" officeooo:rsid="000d3da0" officeooo:paragraph-rsid="000d3da0" style:font-name-asian="Times New Roman1" style:font-size-asian="13pt" style:font-name-complex="Times New Roman1" style:font-size-complex="13pt"/>
    </style:style>
    <style:style style:name="P23" style:family="paragraph" style:parent-style-name="Text_20_body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</style:style>
    <style:style style:name="P2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0aaa16" officeooo:paragraph-rsid="000aaa16" style:font-size-asian="13pt" style:font-size-complex="13pt"/>
    </style:style>
    <style:style style:name="P2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2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1b247" officeooo:paragraph-rsid="0011b247" style:font-size-asian="13pt" style:font-size-complex="13pt"/>
    </style:style>
    <style:style style:name="P28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29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3a6f3" officeooo:paragraph-rsid="0013a6f3" style:font-size-asian="13pt" style:font-size-complex="13pt"/>
    </style:style>
    <style:style style:name="P30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31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language="en" fo:country="US" fo:font-weight="bold" style:font-size-asian="13pt" style:font-weight-asian="bold" style:font-size-complex="13pt" style:font-weight-complex="bold"/>
    </style:style>
    <style:style style:name="P32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officeooo:paragraph-rsid="000d3da0" style:font-name-asian="Times New Roman1" style:font-size-asian="13pt" style:font-name-complex="Times New Roman1" style:font-size-complex="13pt"/>
    </style:style>
    <style:style style:name="P33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0d3da0" officeooo:paragraph-rsid="000d3da0" style:font-name-asian="Times New Roman1" style:font-size-asian="13pt" style:font-name-complex="Times New Roman1" style:font-size-complex="13pt"/>
    </style:style>
    <style:style style:name="P34" style:family="paragraph" style:parent-style-name="Preformatted_20_Text">
      <style:paragraph-properties fo:margin-left="0cm" fo:margin-right="0.3cm" fo:margin-top="0cm" fo:margin-bottom="0.499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officeooo:paragraph-rsid="000ec3d3" style:font-name-asian="Times New Roman1" style:font-size-asian="13pt" style:font-name-complex="Times New Roman1" style:font-size-complex="13pt"/>
    </style:style>
    <style:style style:name="P35" style:family="paragraph" style:parent-style-name="Preformatted_20_Text">
      <style:paragraph-properties fo:margin-left="0cm" fo:margin-right="0.3cm" fo:margin-top="0cm" fo:margin-bottom="0.499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0ec3d3" officeooo:paragraph-rsid="000ec3d3" style:font-name-asian="Times New Roman1" style:font-size-asian="13pt" style:font-name-complex="Times New Roman1" style:font-size-complex="13pt"/>
    </style:style>
    <style:style style:name="P36" style:family="paragraph" style:parent-style-name="LO-Normal">
      <style:paragraph-properties fo:margin-left="5.17cm" fo:margin-right="5.193cm" fo:margin-top="0cm" fo:margin-bottom="0.076cm" loext:contextual-spacing="false" fo:line-height="191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7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8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39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0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1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42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3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44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45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6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7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48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49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27ae5" officeooo:paragraph-rsid="00127ae5" style:font-size-asian="13pt" style:font-size-complex="13pt"/>
    </style:style>
    <style:style style:name="P50" style:family="paragraph" style:parent-style-name="Preformatted_20_Text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51" style:family="paragraph" style:parent-style-name="Preformatted_20_Text">
      <style:paragraph-properties fo:margin-left="0cm" fo:margin-right="0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rsid="00127ae5" officeooo:paragraph-rsid="00127ae5" style:font-size-asian="13pt" style:font-size-complex="13pt"/>
    </style:style>
    <style:style style:name="P52" style:family="paragraph" style:parent-style-name="Preformatted_20_Text">
      <style:paragraph-properties fo:margin-left="0cm" fo:margin-right="0cm" fo:text-indent="1cm" style:auto-text-indent="false" fo:padding="0cm" fo:border="none"/>
      <style:text-properties style:font-name="Times New Roman" fo:font-size="13pt" fo:language="en" fo:country="US" style:font-size-asian="13pt" style:font-size-complex="13pt"/>
    </style:style>
    <style:style style:name="P53" style:family="paragraph" style:parent-style-name="LO-Normal">
      <style:paragraph-properties fo:margin-left="0cm" fo:margin-right="0.3cm" fo:margin-top="0cm" fo:margin-bottom="0.055cm" loext:contextual-spacing="false" fo:line-height="106%" fo:text-indent="1.27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54" style:family="paragraph" style:parent-style-name="Contents_20_1">
      <style:paragraph-properties>
        <style:tab-stops>
          <style:tab-stop style:position="18.193cm" style:type="right" style:leader-style="dotted" style:leader-text="."/>
        </style:tab-stops>
      </style:paragraph-properties>
    </style:style>
    <style:style style:name="P5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5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57" style:family="paragraph" style:parent-style-name="Preformatted_20_Text">
      <style:paragraph-properties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58" style:family="paragraph" style:parent-style-name="Preformatted_20_Text">
      <style:text-properties style:font-name="Times New Roman" fo:font-size="13pt" style:font-size-asian="13pt" style:font-size-complex="13pt"/>
    </style:style>
    <style:style style:name="P59" style:family="paragraph" style:parent-style-name="Preformatted_20_Text">
      <style:paragraph-properties fo:orphans="2" fo:widows="2"/>
      <style:text-properties style:font-name="Times New Roman" fo:font-size="13pt" style:font-size-asian="13pt" style:font-size-complex="13pt"/>
    </style:style>
    <style:style style:name="P60" style:family="paragraph" style:parent-style-name="Preformatted_20_Text">
      <style:text-properties style:font-name="Times New Roman" fo:font-size="13pt" fo:language="en" fo:country="US" style:font-size-asian="13pt" style:font-size-complex="13pt"/>
    </style:style>
    <style:style style:name="P61" style:family="paragraph" style:parent-style-name="Preformatted_20_Text">
      <style:paragraph-properties fo:orphans="2" fo:widows="2"/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6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6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6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7f0055" style:font-name="Times New Roman" fo:font-size="13pt" fo:letter-spacing="normal" fo:font-style="normal" fo:font-weight="normal" style:font-size-asian="13pt" style:font-size-complex="13pt"/>
    </style:style>
    <style:style style:name="P65" style:family="paragraph" style:parent-style-name="Preformatted_20_Text">
      <style:paragraph-properties fo:margin-top="0cm" fo:margin-bottom="0.499cm" loext:contextual-spacing="false" fo:orphans="2" fo:widows="2"/>
      <style:text-properties style:font-name="Times New Roman" fo:font-size="13pt" style:font-size-asian="13pt" style:font-size-complex="13pt"/>
    </style:style>
    <style:style style:name="P66" style:family="paragraph" style:parent-style-name="Preformatted_20_Text">
      <style:paragraph-properties fo:margin-top="0cm" fo:margin-bottom="0.499cm" loext:contextual-spacing="false"/>
      <style:text-properties fo:color="#406080" style:font-name="Times New Roman" fo:font-size="13pt" style:font-size-asian="13pt" style:font-size-complex="13pt"/>
    </style:style>
    <style:style style:name="P67" style:family="paragraph" style:parent-style-name="Preformatted_20_Text">
      <style:paragraph-properties fo:margin-top="0cm" fo:margin-bottom="0.055cm" loext:contextual-spacing="false" fo:line-height="106%">
        <style:tab-stops>
          <style:tab-stop style:position="0cm"/>
        </style:tab-stops>
      </style:paragraph-properties>
      <style:text-properties fo:color="#000000" style:font-name="Times New Roman" fo:font-size="13pt" fo:font-style="italic" style:font-name-asian="Times New Roman1" style:font-size-asian="13pt" style:font-style-asian="italic" style:font-name-complex="Times New Roman1" style:font-size-complex="13pt" style:font-style-complex="italic"/>
    </style:style>
    <style:style style:name="P68" style:family="paragraph" style:parent-style-name="Preformatted_20_Text">
      <style:paragraph-properties fo:margin-top="0cm" fo:margin-bottom="0.055cm" loext:contextual-spacing="false" fo:line-height="106%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69" style:family="paragraph" style:parent-style-name="Preformatted_20_Text" style:master-page-name="">
      <loext:graphic-properties draw:fill="none"/>
      <style:paragraph-properties fo:margin-left="0cm" fo:margin-right="0.3cm" fo:margin-top="0cm" fo:margin-bottom="0.055cm" loext:contextual-spacing="false" fo:line-height="106%" fo:text-align="start" style:justify-single-word="false" fo:orphans="2" fo:widows="2" fo:hyphenation-ladder-count="no-limit" fo:text-indent="1.101cm" style:auto-text-indent="false" style:page-number="auto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font-style="normal" fo:font-weight="normal" officeooo:paragraph-rsid="000c8430" style:font-size-asian="13pt" style:font-weight-asian="normal" style:font-size-complex="13pt" style:font-weight-complex="normal" fo:hyphenate="false" fo:hyphenation-remain-char-count="2" fo:hyphenation-push-char-count="2"/>
    </style:style>
    <style:style style:name="P70" style:family="paragraph" style:parent-style-name="Preformatted_20_Text">
      <loext:graphic-properties draw:fill="none"/>
      <style:paragraph-properties fo:margin-left="0cm" fo:margin-right="0.3cm" fo:margin-top="0cm" fo:margin-bottom="0.499cm" loext:contextual-spacing="false" fo:line-height="106%" fo:text-align="start" style:justify-single-word="false" fo:orphans="2" fo:widows="2" fo:hyphenation-ladder-count="no-limit" fo:text-indent="1.101cm" style:auto-text-indent="false" fo:background-color="transparent" style:writing-mode="lr-tb">
        <style:tab-stops>
          <style:tab-stop style:position="1.212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0c8430" officeooo:paragraph-rsid="000c8430" style:font-name-asian="Times New Roman1" style:font-size-asian="13pt" style:font-weight-asian="normal" style:font-name-complex="Times New Roman1" style:font-size-complex="13pt" style:font-weight-complex="normal" fo:hyphenate="false" fo:hyphenation-remain-char-count="2" fo:hyphenation-push-char-count="2"/>
    </style:style>
    <style:style style:name="P71" style:family="paragraph" style:parent-style-name="Heading_20_1">
      <style:text-properties style:font-name="Times New Roman" fo:font-size="13pt" style:font-size-asian="13pt" style:font-name-complex="Times New Roman1" style:font-size-complex="13pt"/>
    </style:style>
    <style:style style:name="P72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3pt" style:font-size-asian="13pt" style:font-name-complex="Times New Roman1" style:font-size-complex="13pt"/>
    </style:style>
    <style:style style:name="P73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4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5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76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3pt" fo:letter-spacing="normal" fo:language="en" fo:country="US" fo:font-style="normal" fo:font-weight="normal" officeooo:rsid="0010707c" officeooo:paragraph-rsid="0010707c" style:font-name-asian="Times New Roman1" style:font-size-asian="13pt" style:font-weight-asian="normal" style:font-name-complex="Times New Roman1" style:font-size-complex="13pt" style:font-weight-complex="normal"/>
    </style:style>
    <style:style style:name="P77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78" style:family="paragraph" style:parent-style-name="Text_20_body" style:list-style-name="L1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79" style:family="paragraph" style:parent-style-name="Text_20_body" style:list-style-name="L2">
      <style:paragraph-properties fo:margin-left="0cm" fo:margin-right="0cm" fo:margin-top="0cm" fo:margin-bottom="0cm" loext:contextual-spacing="false" fo:line-height="16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 loext:padding="0cm" loext:border="none"/>
    </style:style>
    <style:style style:name="P80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81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82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83" style:family="paragraph" style:parent-style-name="Heading_20_1">
      <style:text-properties style:font-name="Times New Roman" fo:font-size="13pt" style:font-size-asian="13pt" style:font-name-complex="Times New Roman1" style:font-size-complex="13pt"/>
    </style:style>
    <style:style style:name="P8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size-complex="13pt"/>
    </style:style>
    <style:style style:name="P85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13a6f3" style:font-size-asian="13pt" style:font-size-complex="13pt"/>
    </style:style>
    <style:style style:name="P86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paragraph-rsid="000a4713" style:font-size-asian="13pt" style:font-size-complex="13pt"/>
    </style:style>
    <style:style style:name="P87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 fo:padding="0cm" fo:border="none">
        <style:tab-stops>
          <style:tab-stop style:position="0cm"/>
        </style:tab-stops>
      </style:paragraph-properties>
      <style:text-properties style:font-name="Times New Roman" fo:font-size="13pt" fo:language="en" fo:country="US" officeooo:paragraph-rsid="0015cd31" style:font-size-asian="13pt" style:font-size-complex="13pt"/>
    </style:style>
    <style:style style:name="P88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4249c" officeooo:paragraph-rsid="0014249c" style:font-size-asian="13pt" style:font-size-complex="13pt"/>
    </style:style>
    <style:style style:name="P89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officeooo:rsid="00152b44" officeooo:paragraph-rsid="00152b44" style:font-size-asian="13pt" style:font-size-complex="13pt"/>
    </style:style>
    <style:style style:name="P90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color="#000000" style:font-name="Times New Roman" fo:font-size="13pt" officeooo:rsid="00157408" officeooo:paragraph-rsid="00157408" style:font-size-asian="13pt" style:font-size-complex="13pt"/>
    </style:style>
    <style:style style:name="P9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officeooo:rsid="0010707c" officeooo:paragraph-rsid="0010707c" style:font-size-asian="13pt" style:font-size-complex="13pt"/>
    </style:style>
    <style:style style:name="P9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officeooo:paragraph-rsid="0010707c" style:font-size-asian="13pt" style:font-size-complex="13pt"/>
    </style:style>
    <style:style style:name="P9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4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fo:language="en" fo:country="US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95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406080" style:font-name="Times New Roman" fo:font-size="13pt" style:font-size-asian="13pt" style:font-size-complex="13pt"/>
    </style:style>
    <style:style style:name="P96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color="#800000" style:font-name="Times New Roman" fo:font-size="13pt" fo:language="en" fo:country="US" style:font-name-asian="Times New Roman1" style:font-size-asian="13pt" style:font-name-complex="Times New Roman1" style:font-size-complex="13pt" style:font-weight-complex="bold"/>
    </style:style>
    <style:style style:name="P97" style:family="paragraph" style:parent-style-name="Preformatted_20_Text">
      <style:paragraph-properties fo:margin-left="0cm" fo:margin-right="0.3cm" fo:margin-top="0cm" fo:margin-bottom="0.055cm" loext:contextual-spacing="false" fo:line-height="106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800000" style:font-name="Times New Roman" fo:font-size="13pt" fo:letter-spacing="normal" fo:font-style="normal" fo:font-weight="normal" style:font-size-asian="13pt" style:font-size-complex="13pt"/>
    </style:style>
    <style:style style:name="P9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3pt" fo:letter-spacing="normal" style:font-size-asian="13pt" style:font-size-complex="13pt"/>
    </style:style>
    <style:style style:name="P100" style:family="paragraph" style:parent-style-name="Preformatted_20_Text">
      <style:paragraph-properties fo:orphans="2" fo:widows="2"/>
      <style:text-properties style:font-name="Times New Roman" fo:font-size="13pt" style:font-size-asian="13pt" style:font-size-complex="13pt"/>
    </style:style>
    <style:style style:name="P101" style:family="paragraph" style:parent-style-name="Preformatted_20_Text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Times New Roman" fo:font-size="13pt" fo:letter-spacing="normal" fo:language="en" fo:country="US" fo:font-style="normal" fo:font-weight="normal" style:font-size-asian="13pt" style:font-size-complex="13pt"/>
    </style:style>
    <style:style style:name="P102" style:family="paragraph" style:parent-style-name="Preformatted_20_Text">
      <style:paragraph-properties fo:margin-left="0cm" fo:margin-right="0.3cm" fo:margin-top="0cm" fo:margin-bottom="0.055cm" loext:contextual-spacing="false" fo:line-height="100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40015a" style:font-name="Times New Roman" fo:font-size="13pt" fo:letter-spacing="normal" fo:font-style="normal" fo:font-weight="normal" officeooo:rsid="000d3da0" officeooo:paragraph-rsid="00152b44" style:font-name-asian="Times New Roman1" style:font-size-asian="13pt" style:font-name-complex="Times New Roman1" style:font-size-complex="13pt"/>
    </style:style>
    <style:style style:name="P103" style:family="paragraph" style:parent-style-name="Preformatted_20_Text">
      <style:paragraph-properties fo:margin-left="0cm" fo:margin-right="0cm" fo:text-indent="1cm" style:auto-text-indent="false" fo:padding="0cm" fo:border="none"/>
      <style:text-properties style:font-name="Times New Roman" fo:font-size="13pt" fo:language="en" fo:country="US" style:font-size-asian="13pt" style:font-size-complex="13pt"/>
    </style:style>
    <style:style style:name="P104" style:family="paragraph" style:parent-style-name="TOC_20_Heading" style:master-page-name="Converted1">
      <style:paragraph-properties style:page-number="auto"/>
      <style:text-properties fo:color="#00000a" style:font-name="Times New Roman" fo:font-size="13pt" fo:font-weight="bold" style:font-size-asian="13pt" style:font-weight-asian="bold" style:font-size-complex="13pt"/>
    </style:style>
    <style:style style:name="P10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8430" style:font-weight-asian="bold" style:font-weight-complex="bold"/>
    </style:style>
    <style:style style:name="T5" style:family="text">
      <style:text-properties fo:font-weight="bold" officeooo:rsid="000a4713" style:font-weight-asian="bold" style:font-weight-complex="bold"/>
    </style:style>
    <style:style style:name="T6" style:family="text">
      <style:text-properties fo:font-weight="bold" officeooo:rsid="000aaa16" style:font-weight-asian="bold" style:font-weight-complex="bold"/>
    </style:style>
    <style:style style:name="T7" style:family="text">
      <style:text-properties fo:font-weight="bold" officeooo:rsid="0015cd31" style:font-weight-asian="bold" style:font-weight-complex="bold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style:font-name="Times New Roman" fo:font-size="13pt" style:font-size-asian="13pt" style:font-name-complex="Times New Roman1" style:font-size-complex="13pt"/>
    </style:style>
    <style:style style:name="T10" style:family="text">
      <style:text-properties style:font-name="Times New Roman" fo:font-size="13pt" style:font-size-asian="13pt" style:font-name-complex="Times New Roman1" style:font-size-complex="13pt" text:display="true"/>
    </style:style>
    <style:style style:name="T11" style:family="text">
      <style:text-properties style:font-name="Times New Roman" fo:font-size="13pt" style:font-name-asian="Courier New" style:font-size-asian="13pt" style:font-name-complex="Times New Roman1" style:font-size-complex="13pt"/>
    </style:style>
    <style:style style:name="T12" style:family="text">
      <style:text-properties style:font-name="Times New Roman" fo:font-size="13pt" fo:language="en" fo:country="US" style:font-name-asian="Courier New" style:font-size-asian="13pt" style:font-name-complex="Times New Roman1" style:font-size-complex="13pt"/>
    </style:style>
    <style:style style:name="T13" style:family="text">
      <style:text-properties style:font-name="Times New Roman" fo:font-size="13pt" fo:language="en" fo:country="US" style:font-size-asian="13pt" style:font-name-complex="Times New Roman1" style:font-size-complex="13pt"/>
    </style:style>
    <style:style style:name="T14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5" style:family="text">
      <style:text-properties fo:color="#000000" style:font-name-asian="Times New Roman1" style:font-name-complex="Times New Roman1"/>
    </style:style>
    <style:style style:name="T16" style:family="text">
      <style:text-properties fo:color="#000000" fo:font-style="italic" style:font-name-asian="Times New Roman1" style:font-style-asian="italic" style:font-name-complex="Times New Roman1" style:font-style-complex="italic"/>
    </style:style>
    <style:style style:name="T17" style:family="text">
      <style:text-properties fo:color="#000000" fo:language="en" fo:country="US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fo:font-weight="bold" officeooo:rsid="000a4713" style:font-weight-asian="bold" style:font-weight-complex="bold"/>
    </style:style>
    <style:style style:name="T21" style:family="text">
      <style:text-properties fo:language="en" fo:country="US" fo:font-weight="bold" officeooo:rsid="000aaa16" style:font-weight-asian="bold" style:font-weight-complex="bold"/>
    </style:style>
    <style:style style:name="T22" style:family="text">
      <style:text-properties fo:language="en" fo:country="US" fo:font-weight="bold" officeooo:rsid="0010707c" style:font-weight-asian="bold" style:font-weight-complex="bold"/>
    </style:style>
    <style:style style:name="T23" style:family="text">
      <style:text-properties fo:language="en" fo:country="US" fo:font-weight="bold" officeooo:rsid="0011b247" style:font-weight-asian="bold" style:font-weight-complex="bold"/>
    </style:style>
    <style:style style:name="T24" style:family="text">
      <style:text-properties fo:language="en" fo:country="US" fo:font-weight="bold" officeooo:rsid="00127ae5" style:font-weight-asian="bold" style:font-weight-complex="bold"/>
    </style:style>
    <style:style style:name="T25" style:family="text">
      <style:text-properties fo:language="en" fo:country="US" fo:font-weight="bold" officeooo:rsid="0014249c" style:font-weight-asian="bold" style:font-weight-complex="bold"/>
    </style:style>
    <style:style style:name="T26" style:family="text">
      <style:text-properties fo:language="en" fo:country="US" style:font-name-asian="Times New Roman1" style:font-name-complex="Times New Roman1"/>
    </style:style>
    <style:style style:name="T27" style:family="text">
      <style:text-properties fo:language="en" fo:country="US" officeooo:rsid="000c8430" style:font-name-asian="Times New Roman1" style:font-name-complex="Times New Roman1"/>
    </style:style>
    <style:style style:name="T28" style:family="text">
      <style:text-properties fo:language="en" fo:country="US" style:font-name-asian="Times New Roman1" style:font-name-complex="Times New Roman1" style:font-weight-complex="bold"/>
    </style:style>
    <style:style style:name="T29" style:family="text">
      <style:text-properties fo:language="en" fo:country="US" fo:background-color="transparent" loext:char-shading-value="0" style:font-name-asian="Times New Roman1" style:font-name-complex="Times New Roman1"/>
    </style:style>
    <style:style style:name="T30" style:family="text">
      <style:text-properties fo:language="en" fo:country="US" officeooo:rsid="0014249c"/>
    </style:style>
    <style:style style:name="T31" style:family="text">
      <style:text-properties fo:color="#004a43" fo:language="en" fo:country="US"/>
    </style:style>
    <style:style style:name="T32" style:family="text">
      <style:text-properties fo:color="#200080" fo:language="en" fo:country="US" fo:font-weight="bold" style:font-weight-asian="bold"/>
    </style:style>
    <style:style style:name="T33" style:family="text">
      <style:text-properties fo:color="#200080" fo:font-weight="bold" style:font-name-asian="Times New Roman1" style:font-weight-asian="bold" style:font-name-complex="Times New Roman1"/>
    </style:style>
    <style:style style:name="T34" style:family="text">
      <style:text-properties fo:color="#200080" fo:font-weight="bold" style:font-weight-asian="bold"/>
    </style:style>
    <style:style style:name="T35" style:family="text">
      <style:text-properties fo:color="#308080"/>
    </style:style>
    <style:style style:name="T36" style:family="text">
      <style:text-properties fo:color="#308080" fo:language="en" fo:country="US"/>
    </style:style>
    <style:style style:name="T37" style:family="text">
      <style:text-properties fo:color="#308080" style:font-name-asian="Times New Roman1" style:font-name-complex="Times New Roman1"/>
    </style:style>
    <style:style style:name="T38" style:family="text">
      <style:text-properties fo:color="#406080"/>
    </style:style>
    <style:style style:name="T39" style:family="text">
      <style:text-properties fo:color="#406080" fo:language="en" fo:country="US"/>
    </style:style>
    <style:style style:name="T40" style:family="text">
      <style:text-properties fo:color="#406080" fo:language="en" fo:country="US" style:font-name-asian="Times New Roman1" style:font-name-complex="Times New Roman1"/>
    </style:style>
    <style:style style:name="T41" style:family="text">
      <style:text-properties fo:color="#800000"/>
    </style:style>
    <style:style style:name="T42" style:family="text">
      <style:text-properties fo:color="#800000" fo:language="en" fo:country="US"/>
    </style:style>
    <style:style style:name="T43" style:family="text">
      <style:text-properties fo:color="#800000" fo:language="en" fo:country="US" style:font-name-asian="Times New Roman1" style:font-name-complex="Times New Roman1" style:font-weight-complex="bold"/>
    </style:style>
    <style:style style:name="T44" style:family="text">
      <style:text-properties fo:color="#40015a" fo:language="en" fo:country="US"/>
    </style:style>
    <style:style style:name="T45" style:family="text">
      <style:text-properties fo:color="#40015a" style:font-name-asian="Times New Roman1" style:font-name-complex="Times New Roman1"/>
    </style:style>
    <style:style style:name="T46" style:family="text">
      <style:text-properties fo:color="#008c00"/>
    </style:style>
    <style:style style:name="T47" style:family="text">
      <style:text-properties fo:color="#008c00" fo:language="en" fo:country="US"/>
    </style:style>
    <style:style style:name="T48" style:family="text">
      <style:text-properties fo:color="#008c00" style:font-name-asian="Times New Roman1" style:font-name-complex="Times New Roman1"/>
    </style:style>
    <style:style style:name="T49" style:family="text">
      <style:text-properties fo:color="#003060"/>
    </style:style>
    <style:style style:name="T50" style:family="text">
      <style:text-properties fo:color="#003060" fo:language="en" fo:country="US"/>
    </style:style>
    <style:style style:name="T51" style:family="text">
      <style:text-properties fo:color="#003060" style:font-name-asian="Times New Roman1" style:font-name-complex="Times New Roman1"/>
    </style:style>
    <style:style style:name="T52" style:family="text">
      <style:text-properties fo:color="#400000" fo:language="en" fo:country="US"/>
    </style:style>
    <style:style style:name="T53" style:family="text">
      <style:text-properties fo:color="#007997" fo:language="en" fo:country="US"/>
    </style:style>
    <style:style style:name="T54" style:family="text">
      <style:text-properties fo:color="#1060b6"/>
    </style:style>
    <style:style style:name="T55" style:family="text">
      <style:text-properties fo:color="#1060b6" fo:language="en" fo:country="US"/>
    </style:style>
    <style:style style:name="T56" style:family="text">
      <style:text-properties fo:color="#0f69ff"/>
    </style:style>
    <style:style style:name="T57" style:family="text">
      <style:text-properties fo:color="#0f69ff" fo:language="en" fo:country="US"/>
    </style:style>
    <style:style style:name="T58" style:family="text">
      <style:text-properties fo:color="#e34adc" fo:language="en" fo:country="US"/>
    </style:style>
    <style:style style:name="T59" style:family="text">
      <style:text-properties fo:color="#e34adc" fo:language="en" fo:country="US" fo:font-weight="bold" style:font-weight-asian="bold"/>
    </style:style>
    <style:style style:name="T60" style:family="text">
      <style:text-properties fo:color="#330099" fo:font-weight="bold" style:font-weight-asian="bold" style:font-weight-complex="bold"/>
    </style:style>
    <style:style style:name="T61" style:family="text">
      <style:text-properties fo:color="#330099" fo:language="en" fo:country="US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officeooo:rsid="000a4713"/>
    </style:style>
    <style:style style:name="T64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66" style:family="text">
      <style:text-properties fo:font-variant="normal" fo:text-transform="none" fo:color="#000000" style:font-name="Times New Roman" fo:font-size="13pt" fo:letter-spacing="normal" fo:font-style="normal" fo:font-weight="normal" officeooo:rsid="000a4713" style:font-size-asian="13pt" style:font-size-complex="13pt"/>
    </style:style>
    <style:style style:name="T67" style:family="text">
      <style:text-properties fo:font-variant="normal" fo:text-transform="none" fo:color="#000000" style:font-name="Times New Roman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68" style:family="text">
      <style:text-properties fo:font-variant="normal" fo:text-transform="none" fo:color="#000000" style:font-name="Times New Roman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/>
    </style:style>
    <style:style style:name="T7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1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72" style:family="text">
      <style:text-properties fo:font-variant="normal" fo:text-transform="none" fo:color="#000000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73" style:family="text">
      <style:text-properties fo:font-variant="normal" fo:text-transform="none" fo:color="#7f0055" fo:letter-spacing="normal" fo:font-style="normal" fo:font-weight="normal"/>
    </style:style>
    <style:style style:name="T74" style:family="text">
      <style:text-properties fo:font-variant="normal" fo:text-transform="none" fo:color="#7f0055" fo:letter-spacing="normal" fo:font-style="normal" fo:font-weight="bold" style:font-weight-asian="bold" style:font-weight-complex="bold"/>
    </style:style>
    <style:style style:name="T75" style:family="text">
      <style:text-properties fo:font-variant="normal" fo:text-transform="none" fo:color="#7f0055" fo:letter-spacing="normal" fo:font-style="normal" fo:font-weight="bold" officeooo:rsid="0014249c" style:font-weight-asian="bold" style:font-weight-complex="bold"/>
    </style:style>
    <style:style style:name="T76" style:family="text">
      <style:text-properties fo:font-variant="normal" fo:text-transform="none" fo:color="#7f0055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77" style:family="text">
      <style:text-properties fo:font-variant="normal" fo:text-transform="none" fo:color="#406080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78" style:family="text">
      <style:text-properties fo:font-variant="normal" fo:text-transform="none" fo:color="#40608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79" style:family="text">
      <style:text-properties fo:font-variant="normal" fo:text-transform="none" fo:color="#2a00ff" fo:letter-spacing="normal" fo:language="en" fo:country="US" fo:font-style="normal" fo:font-weight="bold" style:font-name-asian="Times New Roman1" style:font-weight-asian="bold" style:font-name-complex="Times New Roman1" style:font-weight-complex="bold"/>
    </style:style>
    <style:style style:name="T80" style:family="text">
      <style:text-properties fo:font-variant="normal" fo:text-transform="none" fo:color="#2a00ff" style:font-name="Times New Roman" fo:letter-spacing="normal" fo:font-style="normal" fo:font-weight="normal"/>
    </style:style>
    <style:style style:name="T81" style:family="text">
      <style:text-properties fo:font-variant="normal" fo:text-transform="none" fo:color="#800000" style:font-name="Times New Roman" fo:letter-spacing="normal" fo:language="en" fo:country="US" fo:font-style="normal" fo:font-weight="normal"/>
    </style:style>
    <style:style style:name="T82" style:family="text">
      <style:text-properties fo:font-variant="normal" fo:text-transform="none" style:font-name="Times New Roman" fo:letter-spacing="normal" fo:font-style="normal" fo:font-weight="normal"/>
    </style:style>
    <style:style style:name="T83" style:family="text">
      <style:text-properties fo:font-style="normal" fo:font-weight="normal"/>
    </style:style>
    <style:style style:name="T84" style:family="text">
      <style:text-properties fo:font-style="normal" fo:font-weight="normal" officeooo:rsid="000d3da0"/>
    </style:style>
    <style:style style:name="T85" style:family="text">
      <style:text-properties fo:font-style="normal" fo:font-weight="normal" officeooo:rsid="000ec3d3"/>
    </style:style>
    <style:style style:name="T86" style:family="text">
      <style:text-properties fo:font-style="normal" fo:font-weight="normal" officeooo:rsid="0011b247"/>
    </style:style>
    <style:style style:name="T87" style:family="text">
      <style:text-properties fo:font-style="normal" fo:font-weight="normal" officeooo:rsid="00173277"/>
    </style:style>
    <style:style style:name="T88" style:family="text">
      <style:text-properties fo:color="#7f0055"/>
    </style:style>
    <style:style style:name="T89" style:family="text">
      <style:text-properties fo:color="#7f0055" fo:language="en" fo:country="US"/>
    </style:style>
    <style:style style:name="T90" style:family="text">
      <style:text-properties fo:color="#7f0055" fo:language="en" fo:country="US" fo:font-weight="bold"/>
    </style:style>
    <style:style style:name="T91" style:family="text">
      <style:text-properties fo:color="#7f0055" fo:language="en" fo:country="US" fo:font-weight="bold" style:font-name-asian="Times New Roman1" style:font-name-complex="Times New Roman1"/>
    </style:style>
    <style:style style:name="T92" style:family="text">
      <style:text-properties fo:color="#7f0055" fo:language="en" fo:country="US" fo:font-weight="bold" style:font-name-asian="Times New Roman1" style:font-name-complex="Times New Roman1" style:font-weight-complex="bold"/>
    </style:style>
    <style:style style:name="T93" style:family="text">
      <style:text-properties fo:color="#7f0055" fo:font-weight="bold"/>
    </style:style>
    <style:style style:name="T94" style:family="text">
      <style:text-properties fo:color="#7f0055" fo:font-style="normal" fo:font-weight="bold"/>
    </style:style>
    <style:style style:name="T95" style:family="text">
      <style:text-properties fo:color="#2a00ff"/>
    </style:style>
    <style:style style:name="T96" style:family="text">
      <style:text-properties fo:color="#2a00ff" fo:language="en" fo:country="US"/>
    </style:style>
    <style:style style:name="T97" style:family="text">
      <style:text-properties fo:color="#2a00ff" fo:language="en" fo:country="US" style:font-name-asian="Times New Roman1" style:font-name-complex="Times New Roman1" style:font-weight-complex="bold"/>
    </style:style>
    <style:style style:name="T98" style:family="text">
      <style:text-properties fo:color="#2a00ff" fo:font-style="normal" fo:font-weight="normal"/>
    </style:style>
    <style:style style:name="T99" style:family="text">
      <style:text-properties fo:color="#2a00ff" fo:font-style="normal" fo:font-weight="normal" officeooo:rsid="00173277"/>
    </style:style>
    <style:style style:name="T100" style:family="text">
      <style:text-properties fo:color="#2a00ff" style:font-name="Times New Roman"/>
    </style:style>
    <style:style style:name="T101" style:family="text">
      <style:text-properties fo:color="#3f3fbf"/>
    </style:style>
    <style:style style:name="T102" style:family="text">
      <style:text-properties fo:color="#3f3fbf" fo:language="en" fo:country="US"/>
    </style:style>
    <style:style style:name="T103" style:family="text">
      <style:text-properties officeooo:rsid="0013a6f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2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47cm" fo:margin-right="0.335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cm" fo:margin-top="0cm" fo:margin-bottom="0.053cm" style:run-through="foreground" style:wrap="run-through" style:number-wrapped-paragraphs="no-limit" style:vertical-pos="from-top" style:vertical-rel="paragraph" style:horizontal-pos="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5296157887505129" text:style-name="WWNum1">
        <text:list-item>
          <text:list>
            <text:list-item>
              <text:h text:style-name="P80" text:outline-level="2"><text:bookmark-start text:name="_Toc495122333"/>МИНОБРНАУКИ РОССИИ<text:bookmark-end text:name="_Toc495122333"/></text:h>
            </text:list-item>
          </text:list>
        </text:list-item>
      </text:list>
      <text:p text:style-name="P73">САНКТ-ПЕТЕРБУРГСКИЙ ГОСУДАРСТВЕННЫЙ</text:p>
      <text:p text:style-name="P74">ЭЛЕКТРОТЕХНИЧЕСКИЙ УНИВЕРСИТЕТ</text:p>
      <text:p text:style-name="P75">«ЛЭТИ» ИМ. В.И. УЛЬЯНОВА (ЛЕНИНА)</text:p>
      <text:p text:style-name="P37">Кафедра МОЭВМ</text:p>
      <text:p text:style-name="P38"><text:s/></text:p>
      <text:p text:style-name="P42"><text:s/></text:p>
      <text:p text:style-name="P39"><text:s/></text:p>
      <text:p text:style-name="P40"><text:s/></text:p>
      <text:list xml:id="list151741264614683" text:continue-numbering="true" text:style-name="WWNum1">
        <text:list-item>
          <text:list>
            <text:list-item>
              <text:h text:style-name="P81" text:outline-level="2"><text:bookmark-start text:name="_Toc495122334"/>ОТЧЕТ<text:bookmark-end text:name="_Toc495122334"/></text:h>
            </text:list-item>
          </text:list>
        </text:list-item>
      </text:list>
      <text:p text:style-name="P36"><text:span text:style-name="T2">по лабораторной работе</text:span><text:span text:style-name="T8"> </text:span>№<text:span text:style-name="T63">3</text:span><text:span text:style-name="T2"> по дисциплине «Программирование»</text:span></text:p>
      <text:list xml:id="list151741083420183" text:continue-numbering="true" text:style-name="WWNum1">
        <text:list-item>
          <text:list>
            <text:list-item>
              <text:h text:style-name="P82" text:outline-level="2"><text:bookmark-start text:name="_Toc495122335"/>ТЕМА: <text:bookmark-end text:name="_Toc495122335"/><text:span text:style-name="T64">Использование указателей</text:span></text:h>
            </text:list-item>
            <text:list-item>
              <text:h text:style-name="P82" text:outline-level="2"/>
            </text:list-item>
          </text:list>
        </text:list-item>
      </text:list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6304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43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44"><text:s/></text:p>
          </table:table-cell>
          <table:table-cell table:style-name="Таблица1.A2" office:value-type="string">
            <text:p text:style-name="P45">Берленко Т.А.</text:p>
          </table:table-cell>
        </table:table-row>
      </table:table>
      <text:p text:style-name="P39"/>
      <text:p text:style-name="P46">Санкт-Петербург</text:p>
      <text:p text:style-name="P47">2017</text:p>
      <text:p text:style-name="P47"/>
      <text:p text:style-name="P104">Contents</text:p>
      <text:p text:style-name="P54"><text:a xlink:type="simple" xlink:href="#_Toc495122336" text:style-name="Index_20_Link" text:visited-style-name="Index_20_Link"><text:span text:style-name="T9">Цель работы</text:span></text:a><text:a xlink:type="simple" xlink:href="#_Toc495122336" text:style-name="Index_20_Link" text:visited-style-name="Index_20_Link"><text:span text:style-name="T10"><text:tab/>3</text:span></text:a></text:p>
      <text:p text:style-name="P54"><text:a xlink:type="simple" xlink:href="#_Toc495122337" text:style-name="Index_20_Link" text:visited-style-name="Index_20_Link"><text:span text:style-name="T11">Ход</text:span></text:a><text:a xlink:type="simple" xlink:href="#_Toc495122337" text:style-name="Index_20_Link" text:visited-style-name="Index_20_Link"><text:span text:style-name="T12"> </text:span></text:a><text:a xlink:type="simple" xlink:href="#_Toc495122337" text:style-name="Index_20_Link" text:visited-style-name="Index_20_Link"><text:span text:style-name="T11">работы</text:span></text:a><text:a xlink:type="simple" xlink:href="#_Toc495122337" text:style-name="Index_20_Link" text:visited-style-name="Index_20_Link"><text:span text:style-name="T10"><text:tab/>3</text:span></text:a></text:p>
      <text:p text:style-name="P54"><text:a xlink:type="simple" xlink:href="#_Toc495122338" text:style-name="Index_20_Link" text:visited-style-name="Index_20_Link"><text:span text:style-name="T14">Вывод</text:span></text:a><text:a xlink:type="simple" xlink:href="#_Toc495122338" text:style-name="Index_20_Link" text:visited-style-name="Index_20_Link"><text:span text:style-name="T10"><text:tab/>9</text:span></text:a></text:p>
      <text:p text:style-name="P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1" text:outline-level="1"/>
      <text:p text:style-name="P6"/>
      <text:h text:style-name="P71" text:outline-level="1"><text:bookmark-start text:name="_Toc495122336"/><text:soft-page-break/>Цель работы<text:bookmark-end text:name="_Toc495122336"/></text:h>
      <text:p text:style-name="P30"/>
      <text:p text:style-name="P23"><text:span text:style-name="Source_20_Text"><text:span text:style-name="T65">Напи</text:span></text:span><text:span text:style-name="Source_20_Text"><text:span text:style-name="T66">сать</text:span></text:span><text:span text:style-name="Source_20_Text"><text:span text:style-name="T65"> программу, которая форматирует некоторый текст и выводит результат на консоль.</text:span></text:span></text:p>
      <text:p text:style-name="P3">На вход программе подается текст который заканчивается предложением "Dragon flew away!".</text:p>
      <text:p text:style-name="P3">Предложение (кроме последнего) может заканчиваться на:</text:p>
      <text:list xml:id="list8822858376786330689" text:style-name="L1">
        <text:list-item>
          <text:p text:style-name="P78">. (точка) </text:p>
        </text:list-item>
        <text:list-item>
          <text:p text:style-name="P78">; (точка с запятой) </text:p>
        </text:list-item>
        <text:list-item>
          <text:p text:style-name="P78">? (вопросительный знак)</text:p>
        </text:list-item>
      </text:list>
      <text:p text:style-name="P3">Программа должна изменить и вывести текст следующим образом: </text:p>
      <text:list xml:id="list2814935720771176202" text:style-name="L2">
        <text:list-item>
          <text:p text:style-name="P79">Каждое предложение должно начинаться с новой строки. </text:p>
        </text:list-item>
        <text:list-item>
          <text:p text:style-name="P79">Табуляция в начале предложения должна быть удалена. </text:p>
        </text:list-item>
        <text:list-item>
          <text:p text:style-name="P79">Все предложения, в которых есть цифра 7, должны быть удалены. </text:p>
        </text:list-item>
        <text:list-item>
          <text:p text:style-name="P79">Текст должен заканчиваться фразой "Количество предложений до n и количество предложений после m", где n - количество предложений в изначальном тексте (<text:span text:style-name="T1">без учета</text:span> терминального предложения "Dragon flew away!") и m - количество предложений в отформатированном тексте (без учета предложения про количество из данного пункта)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Toc495122337"/><text:soft-page-break/><text:span text:style-name="Source_20_Text"><text:span text:style-name="T9">Ход</text:span></text:span><text:span text:style-name="Source_20_Text"><text:span text:style-name="T13"> </text:span></text:span><text:span text:style-name="Source_20_Text"><text:span text:style-name="T9">работы</text:span></text:span><text:bookmark-end text:name="_Toc495122337"/></text:h>
      <text:p text:style-name="Standard"><text:span text:style-name="Source_20_Text"><text:span text:style-name="T9"/></text:span></text:p>
      <text:p text:style-name="P87"><text:span text:style-name="T3"><text:s/>· </text:span><text:span text:style-name="T7">Код программы </text:span></text:p>
      <text:p text:style-name="P87"><draw:line text:anchor-type="paragraph" draw:z-index="20" draw:name="Фигура1" draw:style-name="gr1" draw:text-style-name="P105" svg:x1="-2.697cm" svg:y1="0.231cm" svg:x2="19.106cm" svg:y2="0.069cm"><text:p/></draw:line><text:span text:style-name="T7"/></text:p>
      <text:p text:style-name="P101"><text:span text:style-name="T88">#include </text:span><text:span text:style-name="T95">&lt;</text:span><text:span text:style-name="T101">stdio.h</text:span><text:span text:style-name="T95">&gt;</text:span></text:p>
      <text:p text:style-name="P55"><text:span text:style-name="T88">#include </text:span><text:span text:style-name="T95">&lt;</text:span><text:span text:style-name="T101">string.h</text:span><text:span text:style-name="T95">&gt;</text:span></text:p>
      <text:p text:style-name="P55"><text:span text:style-name="T88">#include </text:span><text:span text:style-name="T95">&lt;</text:span><text:span text:style-name="T101">stdlib.h</text:span><text:span text:style-name="T95">&gt;</text:span></text:p>
      <text:p text:style-name="P59"/>
      <text:p text:style-name="P55"><text:span text:style-name="T88">#define FACTOR 1.62</text:span></text:p>
      <text:p text:style-name="P55"><text:span text:style-name="T88">#define END </text:span><text:span text:style-name="T95">"Dragon flew away!"</text:span></text:p>
      <text:p text:style-name="P55"><text:span text:style-name="T88">#define FIRST_ALLOC_LEN 50</text:span></text:p>
      <text:p text:style-name="P59"/>
      <text:p text:style-name="P55"><text:span text:style-name="T93">int</text:span> is_end(<text:span text:style-name="T93">char</text:span> <text:span text:style-name="T93">const</text:span>* text, <text:span text:style-name="T93">char</text:span> <text:span text:style-name="T93">const</text:span>* end);</text:p>
      <text:p text:style-name="P59"/>
      <text:p text:style-name="P55"><text:span text:style-name="T93">int</text:span> buffer_realloc(<text:span text:style-name="T93">char</text:span>* text, <text:span text:style-name="T93">int</text:span> text_len);</text:p>
      <text:p text:style-name="P59"/>
      <text:p text:style-name="P55"><text:span text:style-name="T93">int</text:span> <text:span text:style-name="T93">main</text:span>() {</text:p>
      <text:p text:style-name="P56"><text:s text:c="4"/><text:span text:style-name="T94">int</text:span><text:span text:style-name="T83"> before_edit = 0; </text:span></text:p>
      <text:p text:style-name="P56"><text:s text:c="4"/><text:span text:style-name="T94">int</text:span><text:span text:style-name="T83"> after_edit = 0;</text:span></text:p>
      <text:p text:style-name="P56"><text:s text:c="4"/><text:span text:style-name="T94">char</text:span><text:span text:style-name="T83">* text = (</text:span><text:span text:style-name="T94">char</text:span><text:span text:style-name="T83">*)</text:span><text:span text:style-name="T94">calloc</text:span><text:span text:style-name="T83">(FIRST_ALLOC_LEN, </text:span><text:span text:style-name="T94">sizeof</text:span><text:span text:style-name="T83">(</text:span><text:span text:style-name="T94">char</text:span><text:span text:style-name="T83">));</text:span></text:p>
      <text:p text:style-name="P56"><text:s text:c="4"/><text:span text:style-name="T94">int</text:span><text:span text:style-name="T83"> text_len = FIRST_ALLOC_LEN;</text:span></text:p>
      <text:p text:style-name="P56"><text:s text:c="4"/><text:span text:style-name="T94">char</text:span><text:span text:style-name="T83">* end = END;</text:span></text:p>
      <text:p text:style-name="P56"><text:s text:c="4"/><text:span text:style-name="T94">int</text:span><text:span text:style-name="T83"> end_len = </text:span><text:span text:style-name="T94">strlen</text:span><text:span text:style-name="T83">(end);</text:span></text:p>
      <text:p text:style-name="P59"/>
      <text:p text:style-name="P56"><text:s text:c="4"/><text:span text:style-name="T94">int</text:span><text:span text:style-name="T83"> sentence_begin = 0;</text:span></text:p>
      <text:p text:style-name="P56"><text:s text:c="4"/><text:span text:style-name="T94">int</text:span><text:span text:style-name="T83"> text_index = 0;</text:span></text:p>
      <text:p text:style-name="P56"><text:s text:c="4"/><text:span text:style-name="T94">char</text:span><text:span text:style-name="T83"> c = 0;</text:span></text:p>
      <text:p text:style-name="P56"><text:s text:c="4"/><text:span text:style-name="T94">while</text:span><text:span text:style-name="T83"> (c = </text:span><text:span text:style-name="T94">getchar</text:span><text:span text:style-name="T83">()) {</text:span></text:p>
      <text:p text:style-name="P56"><text:s text:c="8"/><text:span text:style-name="T94">if</text:span><text:span text:style-name="T83"> (text_index == sentence_begin &amp;&amp; (c == </text:span><text:span text:style-name="T98">'\t'</text:span><text:span text:style-name="T83"> || c == </text:span><text:span text:style-name="T98">'\n'</text:span><text:span text:style-name="T83"> || c == </text:span><text:span text:style-name="T98">' '</text:span><text:span text:style-name="T83">)) { </text:span><text:span text:style-name="T94">continue</text:span><text:span text:style-name="T83">; }</text:span></text:p>
      <text:p text:style-name="P59"/>
      <text:p text:style-name="P56"><text:s text:c="8"/><text:span text:style-name="T94">if</text:span><text:span text:style-name="T83"> (c != </text:span><text:span text:style-name="T98">'.'</text:span><text:span text:style-name="T83"> &amp;&amp; c != </text:span><text:span text:style-name="T98">';'</text:span><text:span text:style-name="T83"> &amp;&amp; c != </text:span><text:span text:style-name="T98">'?'</text:span><text:span text:style-name="T83"> &amp;&amp; c != </text:span><text:span text:style-name="T98">'7'</text:span><text:span text:style-name="T83">) {</text:span></text:p>
      <text:p text:style-name="P56"><text:s text:c="12"/><text:span text:style-name="T94">if</text:span><text:span text:style-name="T83"> (text_index == text_len) { text_len = buffer_realloc(text, text_len); }</text:span></text:p>
      <text:p text:style-name="P59"/>
      <text:p text:style-name="P56"><text:s text:c="12"/><text:span text:style-name="T83">text[text_index++] = c;</text:span></text:p>
      <text:p text:style-name="P59"/>
      <text:p text:style-name="P56"><text:s text:c="12"/><text:span text:style-name="T94">if</text:span><text:span text:style-name="T83"> (c == end[end_len - 1] &amp;&amp; is_end(text, end)) {</text:span></text:p>
      <text:p text:style-name="P56"><text:s text:c="16"/><text:span text:style-name="T94">printf</text:span><text:span text:style-name="T83">(</text:span><text:span text:style-name="T98">"%s\n"</text:span><text:span text:style-name="T83">, text);</text:span></text:p>
      <text:p text:style-name="P56"><text:s text:c="16"/><text:span text:style-name="T94">break</text:span><text:span text:style-name="T83">;</text:span></text:p>
      <text:p text:style-name="P56"><text:s text:c="12"/><text:span text:style-name="T83">}</text:span></text:p>
      <text:p text:style-name="P56"><text:s text:c="8"/><text:span text:style-name="T83">} </text:span><text:span text:style-name="T94">else</text:span><text:span text:style-name="T83"> </text:span><text:span text:style-name="T94">if</text:span><text:span text:style-name="T83"> (c == </text:span><text:span text:style-name="T98">'7'</text:span><text:span text:style-name="T83">) {</text:span></text:p>
      <text:p text:style-name="P56"><text:s text:c="12"/><text:span text:style-name="T94">while</text:span><text:span text:style-name="T83"> ((c = </text:span><text:span text:style-name="T94">getchar</text:span><text:span text:style-name="T83">()) != </text:span><text:span text:style-name="T98">'.'</text:span><text:span text:style-name="T83"> &amp;&amp; c != </text:span><text:span text:style-name="T98">';'</text:span><text:span text:style-name="T83"> &amp;&amp; c != </text:span><text:span text:style-name="T98">'?'</text:span><text:span text:style-name="T83">);</text:span></text:p>
      <text:p text:style-name="P56"><text:s text:c="12"/><text:span text:style-name="T83">++before_edit;</text:span></text:p>
      <text:p text:style-name="P59"/>
      <text:p text:style-name="P56"><text:s text:c="12"/><text:span text:style-name="T83">text_index = sentence_begin;</text:span></text:p>
      <text:p text:style-name="P56"><text:s text:c="8"/><text:span text:style-name="T83">} </text:span><text:span text:style-name="T94">else</text:span><text:span text:style-name="T83"> {</text:span></text:p>
      <text:p text:style-name="P56"><text:s text:c="12"/><text:span text:style-name="T83">++after_edit;</text:span></text:p>
      <text:p text:style-name="P56"><text:s text:c="12"/><text:span text:style-name="T83">++before_edit;</text:span></text:p>
      <text:p text:style-name="P59"/>
      <text:p text:style-name="P56"><text:soft-page-break/><text:s text:c="12"/><text:span text:style-name="T94">if</text:span><text:span text:style-name="T83"> (text_index == text_len - 1) { text_len = buffer_realloc(text, text_len); } </text:span></text:p>
      <text:p text:style-name="P56"><text:s text:c="12"/><text:span text:style-name="T83">text[text_index++] = c;</text:span></text:p>
      <text:p text:style-name="P56"><text:s text:c="12"/><text:span text:style-name="T83">text[text_index++] = </text:span><text:span text:style-name="T98">'\n'</text:span><text:span text:style-name="T83">;</text:span></text:p>
      <text:p text:style-name="P59"/>
      <text:p text:style-name="P56"><text:s text:c="12"/><text:span text:style-name="T83">sentence_begin = text_index;</text:span></text:p>
      <text:p text:style-name="P56"><text:s text:c="8"/><text:span text:style-name="T83">}</text:span></text:p>
      <text:p text:style-name="P56"><text:s text:c="4"/><text:span text:style-name="T83">}</text:span></text:p>
      <text:p text:style-name="P59"/>
      <text:p text:style-name="P56"><text:s text:c="4"/><text:span text:style-name="T94">printf</text:span><text:span text:style-name="T83">(</text:span><text:span text:style-name="T98">"</text:span><text:span text:style-name="T99">Количество предложений до %d количество предложений после %d</text:span><text:span text:style-name="T98">"</text:span><text:span text:style-name="T83">, before_edit, after_edit);</text:span></text:p>
      <text:p text:style-name="P59"/>
      <text:p text:style-name="P56"><text:s text:c="4"/><text:span text:style-name="T94">return</text:span><text:span text:style-name="T83"> 0;</text:span></text:p>
      <text:p text:style-name="P55">}</text:p>
      <text:p text:style-name="P59"/>
      <text:p text:style-name="P55"><text:span text:style-name="T93">int</text:span> is_end(<text:span text:style-name="T93">char</text:span> <text:span text:style-name="T93">const</text:span>* text, <text:span text:style-name="T93">char</text:span> <text:span text:style-name="T93">const</text:span>* end) {</text:p>
      <text:p text:style-name="P56"><text:s text:c="4"/><text:span text:style-name="T94">int</text:span><text:span text:style-name="T83"> text_size = </text:span><text:span text:style-name="T94">strlen</text:span><text:span text:style-name="T83">(text);</text:span></text:p>
      <text:p text:style-name="P56"><text:s text:c="4"/><text:span text:style-name="T94">int</text:span><text:span text:style-name="T83"> end_size = </text:span><text:span text:style-name="T94">strlen</text:span><text:span text:style-name="T83">(end);</text:span></text:p>
      <text:p text:style-name="P59"/>
      <text:p text:style-name="P56"><text:s text:c="4"/><text:span text:style-name="T94">int</text:span><text:span text:style-name="T83"> j = end_size - 1;</text:span></text:p>
      <text:p text:style-name="P56"><text:s text:c="4"/><text:span text:style-name="T94">int</text:span><text:span text:style-name="T83"> i = 0;</text:span></text:p>
      <text:p text:style-name="P56"><text:s text:c="4"/><text:span text:style-name="T94">for</text:span><text:span text:style-name="T83"> (i = text_size - 1; i != text_size - end_size - 1; --i, --j) {</text:span></text:p>
      <text:p text:style-name="P56"><text:s text:c="8"/><text:span text:style-name="T94">if</text:span><text:span text:style-name="T83"> (text[i] != end[j]) { </text:span><text:span text:style-name="T94">return</text:span><text:span text:style-name="T83"> 0; }</text:span></text:p>
      <text:p text:style-name="P56"><text:s text:c="4"/><text:span text:style-name="T83">}</text:span></text:p>
      <text:p text:style-name="P59"/>
      <text:p text:style-name="P56"><text:s text:c="4"/><text:span text:style-name="T94">if</text:span><text:span text:style-name="T83"> (text[i - 1] != </text:span><text:span text:style-name="T98">'.'</text:span><text:span text:style-name="T83"> &amp;&amp; text[i - 1] != </text:span><text:span text:style-name="T98">';'</text:span><text:span text:style-name="T83"> &amp;&amp; text[i - 1] != </text:span><text:span text:style-name="T98">'?'</text:span><text:span text:style-name="T83">) { </text:span><text:span text:style-name="T94">return</text:span><text:span text:style-name="T83"> 0; }</text:span></text:p>
      <text:p text:style-name="P59"/>
      <text:p text:style-name="P56"><text:s text:c="4"/><text:span text:style-name="T94">return</text:span><text:span text:style-name="T83"> 1;</text:span></text:p>
      <text:p text:style-name="P55">}</text:p>
      <text:p text:style-name="P59"/>
      <text:p text:style-name="P55"><text:span text:style-name="T93">int</text:span> buffer_realloc(<text:span text:style-name="T93">char</text:span>* text, <text:span text:style-name="T93">int</text:span> text_len) {</text:p>
      <text:p text:style-name="P56"><text:s text:c="4"/><text:span text:style-name="T83">text_len = text_len * FACTOR;</text:span></text:p>
      <text:p text:style-name="P56"><text:s text:c="4"/><text:span text:style-name="T83">text = </text:span><text:span text:style-name="T94">realloc</text:span><text:span text:style-name="T83">(text, text_len);</text:span></text:p>
      <text:p text:style-name="P56"><text:s text:c="4"/><text:span text:style-name="T83">text[(</text:span><text:span text:style-name="T94">int</text:span><text:span text:style-name="T83">)(text_len - 1)] = </text:span><text:span text:style-name="T98">'\0'</text:span><text:span text:style-name="T83">;</text:span></text:p>
      <text:p text:style-name="P56"><text:s text:c="4"/><text:span text:style-name="T94">return</text:span><text:span text:style-name="T83"> text_len;</text:span></text:p>
      <text:p text:style-name="P63">}</text:p>
      <text:p text:style-name="P52"><draw:line text:anchor-type="paragraph" draw:z-index="21" draw:name="Фигура1" draw:style-name="gr1" draw:text-style-name="P105" svg:x1="-2.328cm" svg:y1="0.402cm" svg:x2="19.475cm" svg:y2="0.24cm"><text:p/></draw:line></text:p>
      <text:p text:style-name="P52"/>
      <text:p text:style-name="P25"><text:span text:style-name="T19"><text:s/>· </text:span><text:span text:style-name="T20">Директивы препроцессор</text:span><text:span text:style-name="T21">а</text:span></text:p>
      <text:p text:style-name="P31"><draw:line text:anchor-type="paragraph" draw:z-index="0" draw:name="Фигура1" draw:style-name="gr1" draw:text-style-name="P105" svg:x1="-2.328cm" svg:y1="0.407cm" svg:x2="19.475cm" svg:y2="0.245cm"><text:p/></draw:line></text:p>
      <text:p text:style-name="P12"><text:span text:style-name="T89">#include </text:span><text:span text:style-name="T96">&lt;</text:span><text:span text:style-name="T102">stdio.h</text:span><text:span text:style-name="T96">&gt;</text:span></text:p>
      <text:p text:style-name="P55"><text:span text:style-name="T88">#include </text:span><text:span text:style-name="T95">&lt;</text:span><text:span text:style-name="T101">string.h</text:span><text:span text:style-name="T95">&gt;</text:span></text:p>
      <text:p text:style-name="P55"><text:span text:style-name="T88">#include </text:span><text:span text:style-name="T95">&lt;</text:span><text:span text:style-name="T101">stdlib.h</text:span><text:span text:style-name="T95">&gt;</text:span></text:p>
      <text:p text:style-name="P59"/>
      <text:p text:style-name="P57">#define GOLDSEC 1.62</text:p>
      <text:p text:style-name="P55"><text:span text:style-name="T88">#define END </text:span><text:span text:style-name="T95">"Dragon flew away!"</text:span></text:p>
      <text:p text:style-name="P64">#define FIRST_ALLOC_LEN 50</text:p>
      <text:p text:style-name="P17"><draw:line text:anchor-type="paragraph" draw:z-index="1" draw:name="Фигура2" draw:style-name="gr2" draw:text-style-name="P105" svg:x1="-2.466cm" svg:y1="-0.009cm" svg:x2="19.004cm" svg:y2="-0.009cm"><text:p/></draw:line><text:soft-page-break/></text:p>
      <text:p text:style-name="P26"><text:span text:style-name="T63">Подключаются соответствующие библиотеки для использования функций: </text:span><text:span text:style-name="T74">getchar</text:span><text:span text:style-name="T70">(), </text:span><text:span text:style-name="T74">calloc</text:span><text:span text:style-name="T70">(), </text:span><text:span text:style-name="T74">realloc</text:span><text:span text:style-name="T70">(), </text:span><text:span text:style-name="T74">strlen</text:span><text:span text:style-name="T70">()</text:span><text:span text:style-name="T69">.</text:span></text:p>
      <text:p text:style-name="P24"><text:span text:style-name="T69">Определены <text:s/></text:span><text:span text:style-name="T75">FACTOR </text:span><text:span text:style-name="T73">—</text:span><text:span text:style-name="T69"> множитель для реаллокации, <text:s text:c="2"/></text:span><text:span text:style-name="T74">END</text:span><text:span text:style-name="T73"> — </text:span><text:span text:style-name="T69">терминальное предложение, </text:span><text:span text:style-name="T74">FIRST_ALLOC_LEN</text:span><text:span text:style-name="T69"> - начальный размер буфера.</text:span></text:p>
      <text:p text:style-name="P26"/>
      <text:p text:style-name="P25"><draw:line text:anchor-type="paragraph" draw:z-index="2" draw:name="Фигура2" draw:style-name="gr3" draw:text-style-name="P105" svg:x1="-1.875cm" svg:y1="0.898cm" svg:x2="19.842cm" svg:y2="0.898cm"><text:p/></draw:line><text:span text:style-name="T2"> </text:span><text:span text:style-name="T3">· </text:span><text:span text:style-name="T4">Объявление вспомогательных функций</text:span></text:p>
      <text:p text:style-name="P20"/>
      <text:p text:style-name="P12"><text:span text:style-name="T91">int</text:span><text:span text:style-name="T40"> </text:span><text:span text:style-name="T29">is_end</text:span><text:span text:style-name="T26">(</text:span><text:span text:style-name="T91">char</text:span><text:span text:style-name="T40"> </text:span><text:span text:style-name="T91">const</text:span><text:span text:style-name="T26">* text</text:span><text:span text:style-name="T40">, </text:span><text:span text:style-name="T91">char</text:span><text:span text:style-name="T40"> </text:span><text:span text:style-name="T91">const</text:span><text:span text:style-name="T26">* end);</text:span></text:p>
      <text:p text:style-name="P61"/>
      <text:p text:style-name="P65"><text:span text:style-name="T74">int</text:span><text:span text:style-name="T70"> buffer_realloc(</text:span><text:span text:style-name="T74">char</text:span><text:span text:style-name="T70">* text, </text:span><text:span text:style-name="T74">int</text:span><text:span text:style-name="T70"> text_len);</text:span></text:p>
      <text:p text:style-name="P69"><draw:line text:anchor-type="paragraph" draw:z-index="3" draw:name="Фигура2" draw:style-name="gr4" draw:text-style-name="P105" svg:x1="-1.907cm" svg:y1="-0.231cm" svg:x2="19.475cm" svg:y2="-0.231cm"><text:p/></draw:line><text:span text:style-name="T26">is_end</text:span><text:span text:style-name="T40"> –</text:span><text:span text:style-name="T26"> </text:span><text:span text:style-name="T27">проверяет наличие терминальной последовательности в буффере.</text:span></text:p>
      <text:p text:style-name="P70">buffer_realloc – реаллоцирует буффер.</text:p>
      <text:p text:style-name="P18"/>
      <text:p text:style-name="P25"><text:span text:style-name="T3">· </text:span><text:span text:style-name="T4">Инициализация переменных</text:span></text:p>
      <text:p text:style-name="P30"><draw:line text:anchor-type="paragraph" draw:z-index="4" draw:name="Фигура2" draw:style-name="gr5" draw:text-style-name="P105" svg:x1="-1.466cm" svg:y1="0.351cm" svg:x2="19.493cm" svg:y2="0.351cm"><text:p/></draw:line></text:p>
      <text:p text:style-name="P13"><text:span text:style-name="T90">int</text:span><text:span text:style-name="T18"> before_edit = 0;</text:span></text:p>
      <text:p text:style-name="P55"><text:span text:style-name="T93">int</text:span> after_edit = 0;</text:p>
      <text:p text:style-name="P55"><text:span text:style-name="T93">char</text:span>* text = (<text:span text:style-name="T93">char</text:span>*)<text:span text:style-name="T93">calloc</text:span>(FIRST_ALLOC_LEN, <text:span text:style-name="T93">sizeof</text:span>(<text:span text:style-name="T93">char</text:span>));</text:p>
      <text:p text:style-name="P55"><text:span text:style-name="T93">int</text:span> text_len = FIRST_ALLOC_LEN;</text:p>
      <text:p text:style-name="P55"><text:span text:style-name="T93">char</text:span>* end = END;</text:p>
      <text:p text:style-name="P55"><text:span text:style-name="T93">int</text:span> end_size = <text:span text:style-name="T93">strlen</text:span>(end);</text:p>
      <text:p text:style-name="P55"><text:span text:style-name="T93">int</text:span> sentence_begin = 0;</text:p>
      <text:p text:style-name="P55"><text:span text:style-name="T93">int</text:span> text_index = 0;</text:p>
      <text:p text:style-name="P62"><text:span text:style-name="T94">char</text:span><text:span text:style-name="T83"> c = 0;</text:span></text:p>
      <text:p text:style-name="P16"><draw:line text:anchor-type="paragraph" draw:z-index="5" draw:name="Фигура2" draw:style-name="gr2" draw:text-style-name="P105" svg:x1="-2.577cm" svg:y1="-0.002cm" svg:x2="19.475cm" svg:y2="-0.002cm"><text:p/></draw:line></text:p>
      <text:p text:style-name="P22">before_edit — количество предложений до редактирования;</text:p>
      <text:p text:style-name="P22">after_edit — количество предложений после редактирования;</text:p>
      <text:p text:style-name="P102">text — буффер, заполняется <text:span text:style-name="T100">'\0'</text:span>.</text:p>
      <text:p text:style-name="P32"><text:span text:style-name="T83">text_len — </text:span><text:span text:style-name="T84">длина буфера</text:span></text:p>
      <text:p text:style-name="P33">end — терминальное предложение</text:p>
      <text:p text:style-name="P34"><text:span text:style-name="T84">end_size — длина терминального предложени</text:span><text:span text:style-name="T85">я</text:span></text:p>
      <text:p text:style-name="P35">sentence_begin — индекс начала предложения</text:p>
      <text:p text:style-name="P35">text_index — текущий индекс в буффере</text:p>
      <text:p text:style-name="P35">c — для хранения текущего символа</text:p>
      <text:p text:style-name="P25"><text:span text:style-name="T2"><text:s/></text:span><text:span text:style-name="T19">· </text:span><text:span text:style-name="T22">Посимвольное считывание</text:span></text:p>
      <text:p text:style-name="P31"><draw:line text:anchor-type="paragraph" draw:z-index="6" draw:name="Фигура2" draw:style-name="gr3" draw:text-style-name="P105" svg:x1="-2.175cm" svg:y1="0.305cm" svg:x2="19.912cm" svg:y2="0.305cm"><text:p/></draw:line></text:p>
      <text:p text:style-name="P15"><text:span text:style-name="T76">if</text:span><text:span text:style-name="T77"> </text:span><text:span text:style-name="T71">(text_index == sentence_begin &amp;&amp; (c</text:span><text:span text:style-name="T72"> ==</text:span><text:span text:style-name="T77"> </text:span><text:span text:style-name="T79">'\t'</text:span><text:span text:style-name="T78"> </text:span><text:span text:style-name="T71">|| c ==</text:span><text:span text:style-name="T72"> </text:span><text:span text:style-name="T79">'\n'</text:span><text:span text:style-name="T77"> </text:span><text:span text:style-name="T71">|| c ==</text:span><text:span text:style-name="T77"> </text:span><text:span text:style-name="T79">' '</text:span><text:span text:style-name="T71">))</text:span><text:span text:style-name="T72"> </text:span><text:span text:style-name="T71">{</text:span><text:span text:style-name="T77"> </text:span><text:span text:style-name="T76">continue</text:span><text:span text:style-name="T71">; }</text:span></text:p>
      <text:p text:style-name="P56"><text:soft-page-break/><text:s text:c="8"/><text:span text:style-name="T94">if</text:span><text:span text:style-name="T83"> (c != </text:span><text:span text:style-name="T98">'.'</text:span><text:span text:style-name="T83"> &amp;&amp; c != </text:span><text:span text:style-name="T98">';'</text:span><text:span text:style-name="T83"> &amp;&amp; c != </text:span><text:span text:style-name="T98">'?'</text:span><text:span text:style-name="T83"> &amp;&amp; c != </text:span><text:span text:style-name="T98">'7'</text:span><text:span text:style-name="T83">) {</text:span></text:p>
      <text:p text:style-name="P56"><text:s text:c="12"/><text:span text:style-name="T94">if</text:span><text:span text:style-name="T83"> (text_index == text_len) { text_len = buffer_realloc(text, text_len); }</text:span></text:p>
      <text:p text:style-name="P59"/>
      <text:p text:style-name="P56"><text:s text:c="12"/><text:span text:style-name="T83">text[text_index++] = c;</text:span></text:p>
      <text:p text:style-name="P59"/>
      <text:p text:style-name="P56"><text:s text:c="12"/><text:span text:style-name="T94">if</text:span><text:span text:style-name="T83"> (c == end[end_size - 1] &amp;&amp; is_end(text, end)) {</text:span></text:p>
      <text:p text:style-name="P56"><text:s text:c="16"/><text:span text:style-name="T94">printf</text:span><text:span text:style-name="T83">(</text:span><text:span text:style-name="T98">"%s\n"</text:span><text:span text:style-name="T83">, text);</text:span></text:p>
      <text:p text:style-name="P56"><text:s text:c="16"/><text:span text:style-name="T94">break</text:span><text:span text:style-name="T83">;</text:span></text:p>
      <text:p text:style-name="P62"><text:s text:c="12"/><text:span text:style-name="T83">}</text:span></text:p>
      <text:p text:style-name="P91"><text:s text:c="9"/>}</text:p>
      <text:p text:style-name="P94"/>
      <text:p text:style-name="P21"><draw:line text:anchor-type="paragraph" draw:z-index="7" draw:name="Фигура2" draw:style-name="gr6" draw:text-style-name="P105" svg:x1="-1.492cm" svg:y1="-0.249cm" svg:x2="19.467cm" svg:y2="-0.249cm"><text:p/></draw:line><text:span text:style-name="T15">Первое условие игнорирует некоторые символы в начала предложения (</text:span><text:span text:style-name="T67">text_index == sentence_begin).</text:span></text:p>
      <text:p text:style-name="P76">Второе условие проверяет, есть ли место в буфере.</text:p>
      <text:p text:style-name="P21"><text:span text:style-name="T67">Третье условие проверяет, было ли передано терминальное предложение, </text:span><text:span text:style-name="T68">в случае, если было, выводится содержимое буфера и цикл прекращается.</text:span></text:p>
      <text:p text:style-name="P19"/>
      <text:p text:style-name="P25"><text:s/><text:span text:style-name="T19">·</text:span><text:span text:style-name="T18"> </text:span><text:span text:style-name="T22">Удаления предложения с 7</text:span></text:p>
      <text:p text:style-name="P31"><draw:line text:anchor-type="paragraph" draw:z-index="8" draw:name="Фигура2" draw:style-name="gr2" draw:text-style-name="P105" svg:x1="-2.034cm" svg:y1="0.303cm" svg:x2="19.701cm" svg:y2="0.409cm"><text:p/></draw:line></text:p>
      <text:p text:style-name="P14"><text:span text:style-name="T92">else</text:span><text:span text:style-name="T43"> </text:span><text:span text:style-name="T92">if</text:span><text:span text:style-name="T43"> </text:span><text:span text:style-name="T28">(c ==</text:span><text:span text:style-name="T43"> </text:span><text:span text:style-name="T97">'7'</text:span><text:span text:style-name="T28">) {</text:span></text:p>
      <text:p text:style-name="P56"><text:span text:style-name="T94"><text:s text:c="4"/>while</text:span><text:span text:style-name="T83"> ((c = </text:span><text:span text:style-name="T94">getchar</text:span><text:span text:style-name="T83">()) != </text:span><text:span text:style-name="T98">'.'</text:span><text:span text:style-name="T83"> &amp;&amp; c != </text:span><text:span text:style-name="T98">';'</text:span><text:span text:style-name="T83"> &amp;&amp; c != </text:span><text:span text:style-name="T98">'?'</text:span><text:span text:style-name="T83">);</text:span></text:p>
      <text:p text:style-name="P56"><text:s text:c="4"/><text:span text:style-name="T83">++before_edit;</text:span></text:p>
      <text:p text:style-name="P59"/>
      <text:p text:style-name="P62"><text:s text:c="4"/><text:span text:style-name="T83">text_index = sentence_begin;</text:span></text:p>
      <text:p text:style-name="P92">}</text:p>
      <text:p text:style-name="P96"><draw:line text:anchor-type="paragraph" draw:z-index="9" draw:name="Фигура2" draw:style-name="gr4" draw:text-style-name="P105" svg:x1="-3.124cm" svg:y1="-0.192cm" svg:x2="19.475cm" svg:y2="-0.192cm"><text:p/></draw:line></text:p>
      <text:p text:style-name="P27">Игнорируются все символы до тех пор, пока не встретится символ конца предложения.</text:p>
      <text:p text:style-name="P27">Увеличивается количество предложений до редактирования на еденицу.</text:p>
      <text:p text:style-name="P27">Передвигается индекс буффера на начало предложения и все символы, считанные раннее в предложении с семеркой буду перезаписаны на последующих итерациях.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line text:anchor-type="paragraph" draw:z-index="10" draw:name="Фигура2" draw:style-name="gr3" draw:text-style-name="P105" svg:x1="-2.739cm" svg:y1="0.935cm" svg:x2="19.878cm" svg:y2="0.935cm"><text:p/></draw:line><text:span text:style-name="T19">·</text:span><text:span text:style-name="T18"> </text:span><text:span text:style-name="T23">Конец предложения</text:span></text:p>
      <text:p text:style-name="P31"/>
      <text:p text:style-name="P14"><text:soft-page-break/><text:span text:style-name="T92">else</text:span><text:span text:style-name="T43"> {</text:span></text:p>
      <text:p text:style-name="P56"><text:s text:c="4"/><text:span text:style-name="T83">++after_edit;</text:span></text:p>
      <text:p text:style-name="P56"><text:s text:c="4"/><text:span text:style-name="T83">++before_edit;</text:span></text:p>
      <text:p text:style-name="P59"/>
      <text:p text:style-name="P56"><text:s text:c="4"/><text:span text:style-name="T94">if</text:span><text:span text:style-name="T83"> (text_index == text_len - </text:span><text:span text:style-name="T86">1</text:span><text:span text:style-name="T83">) { text_len = buffer_realloc(text, text_len); }</text:span></text:p>
      <text:p text:style-name="P56"><text:s text:c="12"/></text:p>
      <text:p text:style-name="P56"><text:s text:c="4"/><text:span text:style-name="T83">text[text_index++] = c;</text:span></text:p>
      <text:p text:style-name="P56"><text:s text:c="4"/><text:span text:style-name="T83">text[text_index++] = </text:span><text:span text:style-name="T98">'\n'</text:span><text:span text:style-name="T83">;</text:span></text:p>
      <text:p text:style-name="P59"/>
      <text:p text:style-name="P56"><text:s text:c="4"/><text:span text:style-name="T83">sentence_begin = text_index;</text:span></text:p>
      <text:p text:style-name="P63">}</text:p>
      <text:p text:style-name="P15"><draw:line text:anchor-type="paragraph" draw:z-index="11" draw:name="Фигура2" draw:style-name="gr3" draw:text-style-name="P105" svg:x1="-2.506cm" svg:y1="-0.154cm" svg:x2="19.476cm" svg:y2="-0.154cm"><text:p/></draw:line></text:p>
      <text:p text:style-name="P27">Увеличиваются счетчики количества предложений до и после обработки на один.</text:p>
      <text:p text:style-name="P28">В условии проверяется хватает ли места в буффере для записи символа конца предложения и переноса строки.</text:p>
      <text:p text:style-name="P28">Индекс начала предложения передвигается на текущий индекс буфера.</text:p>
      <text:p text:style-name="P25"/>
      <text:p text:style-name="P25"><draw:line text:anchor-type="paragraph" draw:z-index="12" draw:name="Фигура2" draw:style-name="gr2" draw:text-style-name="P105" svg:x1="-2.616cm" svg:y1="0.903cm" svg:x2="19.912cm" svg:y2="0.903cm"><text:p/></draw:line> <text:span text:style-name="T19">·</text:span><text:span text:style-name="T18"> </text:span><text:span text:style-name="T24">is_end</text:span></text:p>
      <text:p text:style-name="P31"/>
      <text:p text:style-name="P14"><text:span text:style-name="T92">int</text:span><text:span text:style-name="T43"> </text:span><text:span text:style-name="T28">text_size </text:span><text:span text:style-name="T43">= </text:span><text:span text:style-name="T92">strlen</text:span><text:span text:style-name="T28">(text);</text:span></text:p>
      <text:p text:style-name="P55"><text:span text:style-name="T93">int</text:span> end_size = <text:span text:style-name="T93">strlen</text:span>(end);</text:p>
      <text:p text:style-name="P59"/>
      <text:p text:style-name="P55"><text:span text:style-name="T93">int</text:span> j = end_size - 1;</text:p>
      <text:p text:style-name="P55"><text:span text:style-name="T93">int</text:span> i = 0;</text:p>
      <text:p text:style-name="P55"><text:span text:style-name="T93">for</text:span> (i = text_size - 1; i != text_size - end_size - 1; --i, --j) {</text:p>
      <text:p text:style-name="P56"><text:s text:c="4"/><text:span text:style-name="T94">if</text:span><text:span text:style-name="T83"> (text[i] != end[j]) { </text:span><text:span text:style-name="T94">return</text:span><text:span text:style-name="T83"> 0; }</text:span></text:p>
      <text:p text:style-name="P55">}</text:p>
      <text:p text:style-name="P59"/>
      <text:p text:style-name="P55"><text:span text:style-name="T93">if</text:span> (text[i - 1] != <text:span text:style-name="T95">'.'</text:span> &amp;&amp; text[i - 1] != <text:span text:style-name="T95">';'</text:span> &amp;&amp; text[i - 1] != <text:span text:style-name="T95">'?'</text:span>) { <text:span text:style-name="T93">return</text:span> 0; }</text:p>
      <text:p text:style-name="P59"/>
      <text:p text:style-name="P63"><text:span text:style-name="T93">return</text:span> 1;</text:p>
      <text:p text:style-name="P96"><draw:line text:anchor-type="paragraph" draw:z-index="13" draw:name="Фигура2" draw:style-name="gr2" draw:text-style-name="P105" svg:x1="-3.418cm" svg:y1="-0.019cm" svg:x2="18.528cm" svg:y2="-0.019cm"><text:p/></draw:line></text:p>
      <text:p text:style-name="P49">text_size — длина буфера.</text:p>
      <text:p text:style-name="P49">end_size — длина терминального предложения.</text:p>
      <text:p text:style-name="P51">j — индекс последнего элемента терминального предложения.</text:p>
      <text:p text:style-name="P51">i — индекс последнего элемента буфера.</text:p>
      <text:p text:style-name="P28">Цикл пробегается по терминальному предложению и по буферу с конца до начала терминального предложения и в случае не равенства одного из символов функция возвращает 0.</text:p>
      <text:p text:style-name="P29">Следующее условие проверят, что перед терминальной последовательностью нет постфиксов, в случае если есть, функция возвращает 0;</text:p>
      <text:p text:style-name="P85"><text:span text:style-name="T103">Иначе, функция возвращает 1;</text:span></text:p>
      <text:p text:style-name="P7"/>
      <text:p text:style-name="P53"><text:soft-page-break/><text:span text:style-name="T19">·</text:span><text:span text:style-name="T18"> </text:span><text:span text:style-name="T25">buffer_realloc</text:span></text:p>
      <text:p text:style-name="P31"><draw:line text:anchor-type="paragraph" draw:z-index="14" draw:name="Фигура2" draw:style-name="gr3" draw:text-style-name="P105" svg:x1="-1.628cm" svg:y1="0.31cm" svg:x2="20.83cm" svg:y2="0.31cm"><text:p/></draw:line></text:p>
      <text:p text:style-name="P97"><text:span text:style-name="T17">text_len = text_len * </text:span><text:span text:style-name="T30">FACTOR</text:span><text:span text:style-name="T17">;</text:span></text:p>
      <text:p text:style-name="P55">text = <text:span text:style-name="T93">realloc</text:span>(text, text_len);</text:p>
      <text:p text:style-name="P55">text[(<text:span text:style-name="T93">int</text:span>)(text_len - 1)] = <text:span text:style-name="T95">'\0'</text:span>;</text:p>
      <text:p text:style-name="P63"><text:span text:style-name="T93">return</text:span> text_len;</text:p>
      <text:p text:style-name="P95"><draw:line text:anchor-type="paragraph" draw:z-index="15" draw:name="Фигура2" draw:style-name="gr3" draw:text-style-name="P105" svg:x1="-3.353cm" svg:y1="0cm" svg:x2="19.475cm" svg:y2="0cm"><text:p/></draw:line><text:span text:style-name="T42"/></text:p>
      <text:p text:style-name="P88">Длина буфера увеличивается на <text:span text:style-name="T81">FACTOR. </text:span></text:p>
      <text:p text:style-name="P89">Последний элемента буфера инициализируется <text:span text:style-name="T80">'\0'.</text:span></text:p>
      <text:p text:style-name="P90"><text:span text:style-name="T82">Функция возвращает измененную длину буфера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1"/>
      <text:p text:style-name="P31"/>
      <text:p text:style-name="P31"/>
      <text:p text:style-name="P25"><text:span text:style-name="T19">·</text:span><text:span text:style-name="T18"> </text:span><text:span text:style-name="T19">menu.</text:span><text:span text:style-name="T3">с</text:span></text:p>
      <text:p text:style-name="P31"><draw:line text:anchor-type="paragraph" draw:z-index="16" draw:name="Фигура2" draw:style-name="gr3" draw:text-style-name="P105" svg:x1="-1.857cm" svg:y1="0.275cm" svg:x2="20.813cm" svg:y2="0.275cm"><text:p/></draw:line></text:p>
      <text:p text:style-name="P68"><text:span text:style-name="T31">#include </text:span><text:span text:style-name="T42">&lt;</text:span><text:span text:style-name="T44">stdio.h</text:span><text:span text:style-name="T42">&gt;</text:span></text:p>
      <text:p text:style-name="P58"><text:span text:style-name="T31">#include </text:span><text:span text:style-name="T42">"</text:span><text:span text:style-name="T44">index_first_negative.h</text:span><text:span text:style-name="T42">"</text:span></text:p>
      <text:p text:style-name="P58"><text:span text:style-name="T31">#include </text:span><text:span text:style-name="T42">"</text:span><text:span text:style-name="T44">index_last_negative.h</text:span><text:span text:style-name="T42">"</text:span></text:p>
      <text:p text:style-name="P58"><text:span text:style-name="T31">#include </text:span><text:span text:style-name="T42">"</text:span><text:span text:style-name="T44">sum_between_negative.h</text:span><text:span text:style-name="T42">"</text:span></text:p>
      <text:p text:style-name="P58"><text:span text:style-name="T31">#include </text:span><text:span text:style-name="T42">"</text:span><text:span text:style-name="T44">sum_before_and_after_negative.h</text:span><text:span text:style-name="T42">"</text:span></text:p>
      <text:p text:style-name="P60"/>
      <text:p text:style-name="P58"><text:span text:style-name="T32">int</text:span><text:span text:style-name="T18"> </text:span><text:span text:style-name="T52">main</text:span><text:span text:style-name="T36">()</text:span><text:span text:style-name="T18"> </text:span><text:span text:style-name="T39">{</text:span></text:p>
      <text:p text:style-name="P58"><text:span text:style-name="T18"><text:s text:c="2"/></text:span><text:span text:style-name="T32">int</text:span><text:span text:style-name="T18"> a</text:span><text:span text:style-name="T36">[</text:span><text:span text:style-name="T47">100</text:span><text:span text:style-name="T36">]</text:span><text:span text:style-name="T39">;</text:span></text:p>
      <text:p text:style-name="P58"><text:span text:style-name="T18"><text:s text:c="2"/></text:span><text:span text:style-name="T32">int</text:span><text:span text:style-name="T18"> command</text:span><text:span text:style-name="T39">;</text:span></text:p>
      <text:p text:style-name="P58"><text:span text:style-name="T18"><text:s text:c="2"/></text:span><text:span text:style-name="T50">scanf</text:span><text:span text:style-name="T36">(</text:span><text:span text:style-name="T42">"</text:span><text:span text:style-name="T53">%d</text:span><text:span text:style-name="T42">"</text:span><text:span text:style-name="T36">,</text:span><text:span text:style-name="T18"> </text:span><text:span text:style-name="T36">&amp;</text:span><text:span text:style-name="T18">command</text:span><text:span text:style-name="T36">)</text:span><text:span text:style-name="T39">;</text:span></text:p>
      <text:p text:style-name="P60"><text:s text:c="2"/></text:p>
      <text:p text:style-name="P58"><text:span text:style-name="T18"><text:s text:c="2"/></text:span><text:span text:style-name="T32">int</text:span><text:span text:style-name="T18"> size</text:span><text:span text:style-name="T39">;</text:span></text:p>
      <text:p text:style-name="P58"><text:span text:style-name="T18"><text:s text:c="2"/></text:span><text:span text:style-name="T32">for</text:span><text:span text:style-name="T18"> </text:span><text:span text:style-name="T36">(</text:span><text:span text:style-name="T18">size </text:span><text:span text:style-name="T36">=</text:span><text:span text:style-name="T18"> </text:span><text:span text:style-name="T47">0</text:span><text:span text:style-name="T39">;</text:span><text:span text:style-name="T18"> </text:span><text:span text:style-name="T50">getchar</text:span><text:span text:style-name="T36">()</text:span><text:span text:style-name="T18"> </text:span><text:span text:style-name="T36">!=</text:span><text:span text:style-name="T18"> </text:span><text:span text:style-name="T55">'\n' </text:span><text:span text:style-name="T36">&amp;&amp;</text:span><text:span text:style-name="T47"> size </text:span><text:span text:style-name="T36">!=</text:span><text:span text:style-name="T47"> 100</text:span><text:span text:style-name="T39">;</text:span><text:span text:style-name="T18"> </text:span><text:span text:style-name="T36">++</text:span><text:span text:style-name="T18">size</text:span><text:span text:style-name="T36">)</text:span><text:span text:style-name="T18"> </text:span><text:span text:style-name="T39">{</text:span></text:p>
      <text:p text:style-name="P58"><text:span text:style-name="T18"><text:s text:c="4"/></text:span><text:span text:style-name="T50">scanf</text:span><text:span text:style-name="T36">(</text:span><text:span text:style-name="T42">"</text:span><text:span text:style-name="T53">%d</text:span><text:span text:style-name="T42">"</text:span><text:span text:style-name="T36">,</text:span><text:span text:style-name="T18"> </text:span><text:span text:style-name="T36">&amp;</text:span><text:span text:style-name="T18">a</text:span><text:span text:style-name="T36">[</text:span><text:span text:style-name="T18">size</text:span><text:span text:style-name="T36">])</text:span><text:span text:style-name="T39">;</text:span></text:p>
      <text:p text:style-name="P58"><text:soft-page-break/><text:span text:style-name="T18"><text:s text:c="2"/></text:span><text:span text:style-name="T38">}</text:span></text:p>
      <text:p text:style-name="P58"/>
      <text:p text:style-name="P58"><text:s text:c="2"/><text:span text:style-name="T34">if</text:span> <text:span text:style-name="T35">(</text:span>size <text:span text:style-name="T35">==</text:span> <text:span text:style-name="T46">0</text:span><text:span text:style-name="T35">)</text:span> <text:span text:style-name="T38">{</text:span> </text:p>
      <text:p text:style-name="P58"><text:s text:c="8"/><text:span text:style-name="T49">printf</text:span><text:span text:style-name="T35">(</text:span><text:span text:style-name="T41">"</text:span><text:span text:style-name="T54">Данные некорректны</text:span><text:span text:style-name="T56">\n</text:span><text:span text:style-name="T41">"</text:span><text:span text:style-name="T35">)</text:span><text:span text:style-name="T38">;</text:span></text:p>
      <text:p text:style-name="P58"><text:s text:c="8"/><text:span text:style-name="T32">return</text:span><text:span text:style-name="T18"> </text:span><text:span text:style-name="T47">0</text:span><text:span text:style-name="T39">;</text:span></text:p>
      <text:p text:style-name="P58"><text:span text:style-name="T18"><text:s text:c="2"/></text:span><text:span text:style-name="T39">}</text:span></text:p>
      <text:p text:style-name="P60"/>
      <text:p text:style-name="P58"><text:span text:style-name="T18"><text:s text:c="2"/></text:span><text:span text:style-name="T32">switch</text:span><text:span text:style-name="T36">(</text:span><text:span text:style-name="T18">command</text:span><text:span text:style-name="T36">)</text:span><text:span text:style-name="T18"> </text:span><text:span text:style-name="T39">{</text:span></text:p>
      <text:p text:style-name="P58"><text:span text:style-name="T18"><text:s text:c="4"/></text:span><text:span text:style-name="T32">case</text:span><text:span text:style-name="T36">(</text:span><text:span text:style-name="T47">0</text:span><text:span text:style-name="T36">)</text:span><text:span text:style-name="T39">:</text:span></text:p>
      <text:p text:style-name="P58"><text:span text:style-name="T18"><text:s text:c="6"/></text:span><text:span text:style-name="T50">printf</text:span><text:span text:style-name="T36">(</text:span><text:span text:style-name="T42">"</text:span><text:span text:style-name="T53">%d</text:span><text:span text:style-name="T57">\n</text:span><text:span text:style-name="T42">"</text:span><text:span text:style-name="T36">,</text:span><text:span text:style-name="T18"> index_first_negative</text:span><text:span text:style-name="T36">(</text:span><text:span text:style-name="T18">a</text:span><text:span text:style-name="T36">,</text:span><text:span text:style-name="T18"> size</text:span><text:span text:style-name="T36">))</text:span><text:span text:style-name="T39">;</text:span></text:p>
      <text:p text:style-name="P58"><text:span text:style-name="T18"><text:s text:c="6"/></text:span><text:span text:style-name="T32">break</text:span><text:span text:style-name="T39">;</text:span></text:p>
      <text:p text:style-name="P58"><text:span text:style-name="T18"><text:s text:c="4"/></text:span><text:span text:style-name="T32">case</text:span><text:span text:style-name="T36">(</text:span><text:span text:style-name="T47">1</text:span><text:span text:style-name="T36">)</text:span><text:span text:style-name="T39">:</text:span></text:p>
      <text:p text:style-name="P58"><text:span text:style-name="T18"><text:s text:c="6"/></text:span><text:span text:style-name="T50">printf</text:span><text:span text:style-name="T36">(</text:span><text:span text:style-name="T42">"</text:span><text:span text:style-name="T53">%d</text:span><text:span text:style-name="T57">\n</text:span><text:span text:style-name="T42">"</text:span><text:span text:style-name="T36">,</text:span><text:span text:style-name="T18"> index_last_negative</text:span><text:span text:style-name="T36">(</text:span><text:span text:style-name="T18">a</text:span><text:span text:style-name="T36">,</text:span><text:span text:style-name="T18"> size</text:span><text:span text:style-name="T36">))</text:span><text:span text:style-name="T39">;</text:span></text:p>
      <text:p text:style-name="P58"><text:span text:style-name="T18"><text:s text:c="6"/></text:span><text:span text:style-name="T32">break</text:span><text:span text:style-name="T39">;</text:span></text:p>
      <text:p text:style-name="P58"><text:span text:style-name="T18"><text:s text:c="4"/></text:span><text:span text:style-name="T32">case</text:span><text:span text:style-name="T36">(</text:span><text:span text:style-name="T47">2</text:span><text:span text:style-name="T36">)</text:span><text:span text:style-name="T39">:</text:span></text:p>
      <text:p text:style-name="P58"><text:span text:style-name="T18"><text:s text:c="6"/></text:span><text:span text:style-name="T50">printf</text:span><text:span text:style-name="T36">(</text:span><text:span text:style-name="T42">"</text:span><text:span text:style-name="T53">%d</text:span><text:span text:style-name="T57">\n</text:span><text:span text:style-name="T42">"</text:span><text:span text:style-name="T36">,</text:span><text:span text:style-name="T18"> sum_between_negative</text:span><text:span text:style-name="T36">(</text:span><text:span text:style-name="T18">a</text:span><text:span text:style-name="T36">,</text:span><text:span text:style-name="T18"> size</text:span><text:span text:style-name="T36">))</text:span><text:span text:style-name="T39">;</text:span></text:p>
      <text:p text:style-name="P58"><text:span text:style-name="T18"><text:s text:c="6"/></text:span><text:span text:style-name="T32">break</text:span><text:span text:style-name="T39">;</text:span></text:p>
      <text:p text:style-name="P58"><text:span text:style-name="T18"><text:s text:c="4"/></text:span><text:span text:style-name="T32">case</text:span><text:span text:style-name="T36">(</text:span><text:span text:style-name="T47">3</text:span><text:span text:style-name="T36">)</text:span><text:span text:style-name="T39">:</text:span></text:p>
      <text:p text:style-name="P58"><text:span text:style-name="T18"><text:s text:c="6"/></text:span><text:span text:style-name="T50">printf</text:span><text:span text:style-name="T36">(</text:span><text:span text:style-name="T42">"</text:span><text:span text:style-name="T53">%d</text:span><text:span text:style-name="T57">\n</text:span><text:span text:style-name="T42">"</text:span><text:span text:style-name="T36">,</text:span><text:span text:style-name="T18"> sum_before_and_after_negative</text:span><text:span text:style-name="T36">(</text:span><text:span text:style-name="T18">a</text:span><text:span text:style-name="T36">,</text:span><text:span text:style-name="T18"> size</text:span><text:span text:style-name="T36">))</text:span><text:span text:style-name="T39">;</text:span></text:p>
      <text:p text:style-name="P58"><text:span text:style-name="T18"><text:s text:c="6"/></text:span><text:span text:style-name="T32">break</text:span><text:span text:style-name="T39">;</text:span></text:p>
      <text:p text:style-name="P58"><text:span text:style-name="T59"><text:s text:c="4"/></text:span><text:span text:style-name="T32">default</text:span><text:span text:style-name="T58">:</text:span></text:p>
      <text:p text:style-name="P58"><text:span text:style-name="T18"><text:s text:c="6"/></text:span><text:span text:style-name="T50">printf</text:span><text:span text:style-name="T36">(</text:span><text:span text:style-name="T42">"</text:span><text:span text:style-name="T54">Данные</text:span><text:span text:style-name="T55"> </text:span><text:span text:style-name="T54">некорректны</text:span><text:span text:style-name="T57">\n</text:span><text:span text:style-name="T42">"</text:span><text:span text:style-name="T36">)</text:span><text:span text:style-name="T39">;</text:span></text:p>
      <text:p text:style-name="P58"><text:span text:style-name="T18"><text:s text:c="6"/></text:span><text:span text:style-name="T34">break</text:span><text:span text:style-name="T38">;</text:span></text:p>
      <text:p text:style-name="P58"><text:s text:c="2"/><text:span text:style-name="T38">}</text:span></text:p>
      <text:p text:style-name="P58"/>
      <text:p text:style-name="P58"><text:s text:c="2"/><text:span text:style-name="T34">return</text:span> <text:span text:style-name="T46">0</text:span><text:span text:style-name="T38">;</text:span></text:p>
      <text:p text:style-name="P66"><draw:line text:anchor-type="paragraph" draw:z-index="17" draw:name="Фигура2" draw:style-name="gr3" draw:text-style-name="P105" svg:x1="-1.734cm" svg:y1="0.797cm" svg:x2="20.83cm" svg:y2="0.797cm"><text:p/></draw:line>}</text:p>
      <text:p text:style-name="P50"><text:span text:style-name="T15">Подключаются все ранее описанные заголовочные файлы и библиотека </text:span><text:span text:style-name="T45">stdio.h</text:span><text:span text:style-name="T15">, для использования функций </text:span><text:span text:style-name="T51">scanf</text:span><text:span text:style-name="T15">, </text:span><text:span text:style-name="T51">printf</text:span><text:span text:style-name="T15">, </text:span><text:span text:style-name="T51">getchar</text:span><text:span text:style-name="T15">. Инициализируется массив длины 100, и целое command. Затем с входного потока считывается значение command, и в цикле до тех пор, пока не будет введен символ переноса строки или не будет зафиксирован выход из выделенной области памяти (</text:span><text:span text:style-name="T48">size </text:span><text:span text:style-name="T37">!=</text:span><text:span text:style-name="T48"> 100</text:span><text:span text:style-name="T15">)</text:span><text:span text:style-name="T48"> </text:span><text:span text:style-name="T15">будет производиться чтение и поочередное записывание вводимых чисел в массив. В случае, если после передачи команды не последовало каких-либо входных данных будет выведено сообщение </text:span><text:span text:style-name="T16">"Данные некорректны"</text:span><text:span text:style-name="T15">. </text:span></text:p>
      <text:p text:style-name="P50"><text:span text:style-name="T15">Далее оператору </text:span><text:span text:style-name="T33">swi</text:span><text:bookmark text:name="_GoBack"/><text:span text:style-name="T33">tch </text:span><text:span text:style-name="T15">передается command и в соответствии с целью работы выводится результат определенной функции. В случае command отличающейся от 0, 1, 2, 3 будет выведено сообщение </text:span><text:span text:style-name="T16">"Данные некорректны".</text:span></text:p>
      <text:p text:style-name="P67"/>
      <text:p text:style-name="P25"><draw:line text:anchor-type="paragraph" draw:z-index="19" draw:name="Фигура2" draw:style-name="gr2" draw:text-style-name="P105" svg:x1="-1.558cm" svg:y1="0.887cm" svg:x2="20.812cm" svg:y2="0.887cm"><text:p/></draw:line><text:span text:style-name="T19">·</text:span><text:span text:style-name="T18"> </text:span><text:span text:style-name="T19">Makefile.</text:span><text:span text:style-name="T3">с</text:span></text:p>
      <text:p text:style-name="P31"/>
      <text:p text:style-name="P8"><text:span text:style-name="T61">all:</text:span><text:span text:style-name="T18"> index_first_negative.o index_last_negative.o sum_between_negative.o sum_before_and_after_negative.o menu.o</text:span></text:p>
      <text:p text:style-name="P10"><text:tab/>gcc -std=c99 index_first_negative.o index_last_negative.o sum_between_negative.o sum_before_and_after_negative.o menu.o -o menu</text:p>
      <text:p text:style-name="P10"/>
      <text:p text:style-name="P8"><text:soft-page-break/><text:span text:style-name="T61">menu.o:</text:span><text:span text:style-name="T18"> menu.c index_first_negative.h index_last_negative.h sum_between_negative.h sum_before_and_after_negative.h</text:span></text:p>
      <text:p text:style-name="P10"><text:tab/>gcc -std=c99 -c menu.c</text:p>
      <text:p text:style-name="P10"/>
      <text:p text:style-name="P9"><text:span text:style-name="T61">index_first_negative.o:</text:span><text:span text:style-name="T18"> index_first_negative.c index_first_negative.h</text:span></text:p>
      <text:p text:style-name="P10"><text:tab/>gcc -std=c99 -c index_first_negative.c</text:p>
      <text:p text:style-name="P10"/>
      <text:p text:style-name="P8"><text:span text:style-name="T61">index_last_negative.o:</text:span><text:span text:style-name="T18"> index_last_negative.c index_last_negative.h</text:span></text:p>
      <text:p text:style-name="P10"><text:tab/>gcc -std=c99 -c index_last_negative.c</text:p>
      <text:p text:style-name="P10"/>
      <text:p text:style-name="P8"><text:span text:style-name="T61">sum_between_negative.o:</text:span><text:span text:style-name="T18"> sum_between_negative.c sum_between_negative.h index_first_negative.h index_last_negative.h</text:span></text:p>
      <text:p text:style-name="P10"><text:tab/>gcc -std=c99 -c sum_between_negative.c</text:p>
      <text:p text:style-name="P10"/>
      <text:p text:style-name="P8"><text:span text:style-name="T61">sum_before_and_after_negative.o:</text:span><text:span text:style-name="T18"> sum_before_and_after_negative.c sum_before_and_after_negative.h index_first_negative.h index_last_negative.h</text:span></text:p>
      <text:p text:style-name="P10"><text:tab/>gcc -std=c99 -c sum_before_and_after_negative.c</text:p>
      <text:p text:style-name="P10"/>
      <text:p text:style-name="P11">clean:</text:p>
      <text:p text:style-name="P25"><draw:line text:anchor-type="paragraph" draw:z-index="18" draw:name="Фигура2" draw:style-name="gr7" draw:text-style-name="P105" svg:x1="0cm" svg:y1="0.785cm" svg:x2="22.354cm" svg:y2="0.785cm"><text:p/></draw:line><text:span text:style-name="T18">rm -f *.o men</text:span>u</text:p>
      <text:p text:style-name="P25">Для каждого файла с кодом была написана цель с командой, компилирующей его. В зависимостях всех этих целей были указаны соответствующие файл с кодом и <text:s/>заголовочники, которые включались в этот файл. </text:p>
      <text:p text:style-name="P25">Заведена цель <text:span text:style-name="T60">all, </text:span>линкующая все необходимые скомпилированные файлы и называющая выходной исполняемый файл <text:span text:style-name="T62">"menu". </text:span></text:p>
      <text:p text:style-name="P25">Цель <text:span text:style-name="T60">clean </text:span>для удаления всех объектных файлов и файла <text:span text:style-name="T62">"menu".</text:span></text:p>
      <text:p text:style-name="P25">Во всех командах указан флаг <text:span text:style-name="T62">"-std=c99" </text:span>для того, чтобы можно было инициализировать переменные в цикле <text:span text:style-name="T62">"for".</text:span></text:p>
      <text:h text:style-name="P72" text:outline-level="1"><text:bookmark-start text:name="_Toc495122338"/>Вывод<text:bookmark-end text:name="_Toc495122338"/></text:h>
      <text:p text:style-name="P25">Был создан проект с make-файлом, реализующий требуемый функционал с использованием условных выражений, циклов и оператора <text:span text:style-name="T34">switch</text:span>. При компилировании, сборке и выполнении исполняемого файла не возникает ошибок и предупреждений.</text:p>
      <text:p text:style-name="P25">ибок и предупреждени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>
      <style:paragraph-properties fo:margin-left="0cm" fo:margin-right="0.037cm" fo:margin-top="0cm" fo:margin-bottom="0cm" loext:contextual-spacing="false" fo:line-height="106%" fo:text-align="center" style:justify-single-word="false" fo:text-indent="0cm" style:auto-text-indent="false"/>
      <style:text-properties fo:font-size="12pt" style:font-name-asian="Calibri" style:font-size-asian="12pt" style:font-name-complex="Calibri"/>
    </style:style>
    <style:page-layout style:name="Mpm1">
      <style:page-layout-properties fo:page-width="21.001cm" fo:page-height="29.7cm" style:num-format="1" style:print-orientation="portrait" fo:margin-top="1.27cm" fo:margin-bottom="1.27cm" fo:margin-left="1.083cm" fo:margin-right="1.14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11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14</meta:editing-cycles>
    <meta:print-date>2017-10-07T03:52:00</meta:print-date>
    <meta:creation-date>2017-10-07T03:53:00</meta:creation-date>
    <dc:date>2017-11-23T14:26:47.967488078</dc:date>
    <meta:editing-duration>PT33M22S</meta:editing-duration>
    <meta:generator>LibreOffice/5.1.6.2$Linux_X86_64 LibreOffice_project/10m0$Build-2</meta:generator>
    <meta:document-statistic meta:table-count="1" meta:image-count="0" meta:object-count="0" meta:page-count="11" meta:paragraph-count="254" meta:word-count="1381" meta:character-count="10469" meta:non-whitespace-character-count="86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